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95cm"/>
    </style:style>
    <style:style style:name="co2" style:family="table-column">
      <style:table-column-properties fo:break-before="auto" style:column-width="2.639cm"/>
    </style:style>
    <style:style style:name="co3" style:family="table-column">
      <style:table-column-properties fo:break-before="auto" style:column-width="3.171cm"/>
    </style:style>
    <style:style style:name="co4" style:family="table-column">
      <style:table-column-properties fo:break-before="auto" style:column-width="3.10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848cm"/>
    </style:style>
    <style:style style:name="co7" style:family="table-column">
      <style:table-column-properties fo:break-before="auto" style:column-width="0.931cm"/>
    </style:style>
    <style:style style:name="co8" style:family="table-column">
      <style:table-column-properties fo:break-before="auto" style:column-width="1.272cm"/>
    </style:style>
    <style:style style:name="co9" style:family="table-column">
      <style:table-column-properties fo:break-before="auto" style:column-width="1.101cm"/>
    </style:style>
    <style:style style:name="co10" style:family="table-column">
      <style:table-column-properties fo:break-before="auto" style:column-width="1.2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ackground-color="#ffff00" fo:border="0.74pt solid #000000"/>
      <style:text-properties fo:font-weight="bold" style:font-weight-asian="bold" style:font-weight-complex="bold"/>
    </style:style>
    <style:style style:name="ce5" style:family="table-cell" style:parent-style-name="Default" style:data-style-name="N115">
      <style:table-cell-properties fo:background-color="#ffdbb6" fo:border="0.74pt solid #000000"/>
    </style:style>
    <style:style style:name="ce6" style:family="table-cell" style:parent-style-name="Default" style:data-style-name="N115">
      <style:table-cell-properties fo:border="0.74pt solid #000000"/>
    </style:style>
    <style:style style:name="ce7" style:family="table-cell" style:parent-style-name="Default" style:data-style-name="N115">
      <style:table-cell-properties fo:background-color="#ffff00" fo:border="0.74pt solid #000000"/>
    </style:style>
    <style:style style:name="ce8" style:family="table-cell" style:parent-style-name="Default" style:data-style-name="N117">
      <style:table-cell-properties fo:border="0.74pt solid #000000"/>
    </style:style>
    <style:style style:name="ce9" style:family="table-cell" style:parent-style-name="Default" style:data-style-name="N117">
      <style:table-cell-properties fo:background-color="#ffff00" fo:border="0.74pt solid #000000"/>
    </style:style>
    <style:style style:name="ce10" style:family="table-cell" style:parent-style-name="Default" style:data-style-name="N119">
      <style:table-cell-properties fo:border="0.74pt solid #000000"/>
    </style:style>
    <style:style style:name="ce11" style:family="table-cell" style:parent-style-name="Default" style:data-style-name="N119">
      <style:table-cell-properties fo:background-color="#ffff00" fo:border="0.74pt solid #0000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17" style:family="table-cell" style:parent-style-name="Default" style:data-style-name="N120">
      <style:table-cell-properties fo:border="0.74pt solid #000000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8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39" style:family="table-cell" style:parent-style-name="Default" style:data-style-name="N4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2"/>
        <table:table-column table:style-name="co2" table:default-cell-style-name="ce6"/>
        <table:table-column table:style-name="co3" table:default-cell-style-name="ce8"/>
        <table:table-column table:style-name="co4" table:default-cell-style-name="ce10"/>
        <table:table-row table:style-name="ro1">
          <table:table-cell table:style-name="ce1" office:value-type="string" calcext:value-type="string" table:number-columns-spanned="3" table:number-rows-spanned="1">
            <text:p>Стоимость оборудования рабочего места</text:p>
          </table:table-cell>
          <table:covered-table-cell table:number-columns-repeated="2" table:style-name="Default"/>
          <table:table-cell table:style-name="Default"/>
        </table:table-row>
        <table:table-row table:style-name="ro1">
          <table:table-cell table:style-name="Default" table:number-columns-repeated="4"/>
        </table:table-row>
        <table:table-row table:style-name="ro1">
          <table:table-cell office:value-type="string" calcext:value-type="string">
            <text:p>Курс доллара</text:p>
          </table:table-cell>
          <table:table-cell table:style-name="ce5" office:value-type="currency" office:currency="RUB" office:value="84.35" calcext:value-type="currency">
            <text:p>84,35 RUB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Курс евро</text:p>
          </table:table-cell>
          <table:table-cell table:style-name="ce5" office:value-type="currency" office:currency="RUB" office:value="98.88" calcext:value-type="currency">
            <text:p>98,88 RUB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Товар</text:p>
          </table:table-cell>
          <table:table-cell table:style-name="ce3" office:value-type="string" calcext:value-type="string">
            <text:p>Цена в рублях</text:p>
          </table:table-cell>
          <table:table-cell table:style-name="ce3" office:value-type="string" calcext:value-type="string">
            <text:p>Цена в долларах</text:p>
          </table:table-cell>
          <table:table-cell table:style-name="ce3" office:value-type="string" calcext:value-type="string">
            <text:p>Цена в евро</text:p>
          </table:table-cell>
        </table:table-row>
        <table:table-row table:style-name="ro1">
          <table:table-cell office:value-type="string" calcext:value-type="string">
            <text:p>Моноблок</text:p>
          </table:table-cell>
          <table:table-cell office:value-type="currency" office:currency="RUB" office:value="35000" calcext:value-type="currency">
            <text:p>35 000,00 RUB</text:p>
          </table:table-cell>
          <table:table-cell table:formula="of:=[.B7]/[.$B$3]" office:value-type="currency" office:currency="USD" office:value="414.9377593361" calcext:value-type="currency">
            <text:p>$414,94</text:p>
          </table:table-cell>
          <table:table-cell table:formula="of:=[.B7]/[.$B$4]" office:value-type="currency" office:currency="EUR" office:value="353.964401294498" calcext:value-type="currency">
            <text:p>353,96 €</text:p>
          </table:table-cell>
        </table:table-row>
        <table:table-row table:style-name="ro1">
          <table:table-cell office:value-type="string" calcext:value-type="string">
            <text:p>Клавиатура</text:p>
          </table:table-cell>
          <table:table-cell office:value-type="currency" office:currency="RUB" office:value="550" calcext:value-type="currency">
            <text:p>550,00 RUB</text:p>
          </table:table-cell>
          <table:table-cell table:formula="of:=[.B8]/[.$B$3]" office:value-type="currency" office:currency="USD" office:value="6.52045050385299" calcext:value-type="currency">
            <text:p>$6,52</text:p>
          </table:table-cell>
          <table:table-cell table:formula="of:=[.B8]/[.$B$4]" office:value-type="currency" office:currency="EUR" office:value="5.56229773462783" calcext:value-type="currency">
            <text:p>5,56 €</text:p>
          </table:table-cell>
        </table:table-row>
        <table:table-row table:style-name="ro1">
          <table:table-cell office:value-type="string" calcext:value-type="string">
            <text:p>Мышь</text:p>
          </table:table-cell>
          <table:table-cell office:value-type="currency" office:currency="RUB" office:value="300" calcext:value-type="currency">
            <text:p>300,00 RUB</text:p>
          </table:table-cell>
          <table:table-cell table:formula="of:=[.B9]/[.$B$3]" office:value-type="currency" office:currency="USD" office:value="3.556609365738" calcext:value-type="currency">
            <text:p>$3,56</text:p>
          </table:table-cell>
          <table:table-cell table:formula="of:=[.B9]/[.$B$4]" office:value-type="currency" office:currency="EUR" office:value="3.03398058252427" calcext:value-type="currency">
            <text:p>3,03 €</text:p>
          </table:table-cell>
        </table:table-row>
        <table:table-row table:style-name="ro1">
          <table:table-cell office:value-type="string" calcext:value-type="string">
            <text:p>Принтер</text:p>
          </table:table-cell>
          <table:table-cell office:value-type="currency" office:currency="RUB" office:value="5600" calcext:value-type="currency">
            <text:p>5 600,00 RUB</text:p>
          </table:table-cell>
          <table:table-cell table:formula="of:=[.B10]/[.$B$3]" office:value-type="currency" office:currency="USD" office:value="66.3900414937759" calcext:value-type="currency">
            <text:p>$66,39</text:p>
          </table:table-cell>
          <table:table-cell table:formula="of:=[.B10]/[.$B$4]" office:value-type="currency" office:currency="EUR" office:value="56.6343042071197" calcext:value-type="currency">
            <text:p>56,63 €</text:p>
          </table:table-cell>
        </table:table-row>
        <table:table-row table:style-name="ro1">
          <table:table-cell office:value-type="string" calcext:value-type="string">
            <text:p>Компьютерный стол</text:p>
          </table:table-cell>
          <table:table-cell office:value-type="currency" office:currency="RUB" office:value="3200" calcext:value-type="currency">
            <text:p>3 200,00 RUB</text:p>
          </table:table-cell>
          <table:table-cell table:formula="of:=[.B11]/[.$B$3]" office:value-type="currency" office:currency="USD" office:value="37.937166567872" calcext:value-type="currency">
            <text:p>$37,94</text:p>
          </table:table-cell>
          <table:table-cell table:formula="of:=[.B11]/[.$B$4]" office:value-type="currency" office:currency="EUR" office:value="32.3624595469256" calcext:value-type="currency">
            <text:p>32,36 €</text:p>
          </table:table-cell>
        </table:table-row>
        <table:table-row table:style-name="ro1">
          <table:table-cell office:value-type="string" calcext:value-type="string">
            <text:p>Кресло</text:p>
          </table:table-cell>
          <table:table-cell office:value-type="currency" office:currency="RUB" office:value="2400" calcext:value-type="currency">
            <text:p>2 400,00 RUB</text:p>
          </table:table-cell>
          <table:table-cell table:formula="of:=[.B12]/[.$B$3]" office:value-type="currency" office:currency="USD" office:value="28.452874925904" calcext:value-type="currency">
            <text:p>$28,45</text:p>
          </table:table-cell>
          <table:table-cell table:formula="of:=[.B12]/[.$B$4]" office:value-type="currency" office:currency="EUR" office:value="24.2718446601942" calcext:value-type="currency">
            <text:p>24,27 €</text:p>
          </table:table-cell>
        </table:table-row>
        <table:table-row table:style-name="ro1">
          <table:table-cell table:style-name="ce4" office:value-type="string" calcext:value-type="string">
            <text:p>Итого</text:p>
          </table:table-cell>
          <table:table-cell table:style-name="ce7" table:formula="of:=SUM([.B7:.B12])" office:value-type="currency" office:currency="RUB" office:value="47050" calcext:value-type="currency">
            <text:p>47 050,00 RUB</text:p>
          </table:table-cell>
          <table:table-cell table:style-name="ce9" table:formula="of:=SUM([.C7:.C12])" office:value-type="currency" office:currency="USD" office:value="557.794902193243" calcext:value-type="currency">
            <text:p>$557,79</text:p>
          </table:table-cell>
          <table:table-cell table:style-name="ce11" table:formula="of:=SUM([.D7:.D12])" office:value-type="currency" office:currency="EUR" office:value="475.82928802589" calcext:value-type="currency">
            <text:p>475,83 €</text:p>
          </table:table-cell>
        </table:table-row>
      </table:table>
      <table:table table:name="Лист2" table:style-name="ta1">
        <table:shapes>
          <draw:frame draw:z-index="0" draw:style-name="gr1" draw:text-style-name="P1" svg:width="12.709cm" svg:height="7.184cm" svg:x="7.751cm" svg:y="1.902cm">
            <draw:object draw:notify-on-update-of-ranges="Лист2.B10:Лист2.B20 Лист2.C9:Лист2.C9 Лист2.C10:Лист2.C20 Лист2.B10:Лист2.B20 Лист2.D9:Лист2.D9 Лист2.D10:Лист2.D20 Лист2.B10:Лист2.B20 Лист2.E9:Лист2.E9 Лист2.E10:Лист2.E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6" table:default-cell-style-name="ce16"/>
        <table:table-column table:style-name="co7" table:number-columns-repeated="2" table:default-cell-style-name="ce2"/>
        <table:table-column table:style-name="co8" table:default-cell-style-name="ce17"/>
        <table:table-column table:style-name="co9" table:default-cell-style-name="ce17"/>
        <table:table-row table:style-name="ro1">
          <table:table-cell table:style-name="ce1" office:value-type="string" calcext:value-type="string">
            <text:p>Табулирование функции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12" office:value-type="string" calcext:value-type="string" table:number-columns-spanned="4" table:number-rows-spanned="1">
            <text:p>Исходные данные</text:p>
          </table:table-cell>
          <table:covered-table-cell table:number-columns-repeated="3" table:style-name="Default"/>
          <table:table-cell table:style-name="Default"/>
        </table:table-row>
        <table:table-row table:style-name="ro1">
          <table:table-cell table:style-name="ce13" office:value-type="string" calcext:value-type="string">
            <text:p>a=</text:p>
          </table:table-cell>
          <table:table-cell office:value-type="float" office:value="5.35" calcext:value-type="float">
            <text:p>5,35</text:p>
          </table:table-cell>
          <table:table-cell/>
          <table:table-cell table:style-name="ce2"/>
          <table:table-cell table:style-name="Default"/>
        </table:table-row>
        <table:table-row table:style-name="ro1">
          <table:table-cell table:style-name="ce13"/>
          <table:table-cell table:number-columns-repeated="2"/>
          <table:table-cell table:style-name="ce2"/>
          <table:table-cell table:style-name="Default"/>
        </table:table-row>
        <table:table-row table:style-name="ro1">
          <table:table-cell table:style-name="ce13" office:value-type="string" calcext:value-type="string">
            <text:p>x1=</text:p>
          </table:table-cell>
          <table:table-cell office:value-type="float" office:value="-5" calcext:value-type="float">
            <text:p>-5</text:p>
          </table:table-cell>
          <table:table-cell table:style-name="ce13" office:value-type="string" calcext:value-type="string">
            <text:p>x2=</text:p>
          </table:table-cell>
          <table:table-cell table:style-name="ce2" office:value-type="float" office:value="5" calcext:value-type="float">
            <text:p>5</text:p>
          </table:table-cell>
          <table:table-cell table:style-name="Default"/>
        </table:table-row>
        <table:table-row table:style-name="ro1">
          <table:table-cell table:style-name="ce13" office:value-type="string" calcext:value-type="string">
            <text:p>h=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/>
          <table:table-cell table:style-name="Default"/>
        </table:table-row>
        <table:table-row table:style-name="ro1">
          <table:table-cell table:style-name="ce14"/>
          <table:table-cell table:style-name="Default" table:number-columns-repeated="4"/>
        </table:table-row>
        <table:table-row table:style-name="ro1">
          <table:table-cell table:style-name="ce15" office:value-type="string" calcext:value-type="string">
            <text:p>№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y1</text:p>
          </table:table-cell>
          <table:table-cell table:style-name="ce15" office:value-type="string" calcext:value-type="string">
            <text:p>y2</text:p>
          </table:table-cell>
          <table:table-cell table:style-name="ce15" office:value-type="string" calcext:value-type="string">
            <text:p>y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6]" office:value-type="float" office:value="-5" calcext:value-type="float">
            <text:p>-5</text:p>
          </table:table-cell>
          <table:table-cell table:formula="of:=[.B10]^2" office:value-type="float" office:value="25" calcext:value-type="float">
            <text:p>25</text:p>
          </table:table-cell>
          <table:table-cell table:formula="of:=[.$B$4]*COS([.B10])" office:value-type="float" office:value="1.51759269222826" calcext:value-type="float">
            <text:p>1,518</text:p>
          </table:table-cell>
          <table:table-cell table:formula="of:=([.B10]+[.$B$4])/(([.B10]^2)+1)" office:value-type="float" office:value="0.0134615384615384" calcext:value-type="float">
            <text:p>0,0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10]+[.$B$7]" office:value-type="float" office:value="-4" calcext:value-type="float">
            <text:p>-4</text:p>
          </table:table-cell>
          <table:table-cell table:formula="of:=[.B11]^2" office:value-type="float" office:value="16" calcext:value-type="float">
            <text:p>16</text:p>
          </table:table-cell>
          <table:table-cell table:formula="of:=[.$B$4]*COS([.B11])" office:value-type="float" office:value="-3.49699337162032" calcext:value-type="float">
            <text:p>-3,497</text:p>
          </table:table-cell>
          <table:table-cell table:formula="of:=([.B11]+[.$B$4])/(([.B11]^2)+1)" office:value-type="float" office:value="0.0794117647058823" calcext:value-type="float">
            <text:p>0,0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1]+[.$B$7]" office:value-type="float" office:value="-3" calcext:value-type="float">
            <text:p>-3</text:p>
          </table:table-cell>
          <table:table-cell table:formula="of:=[.B12]^2" office:value-type="float" office:value="9" calcext:value-type="float">
            <text:p>9</text:p>
          </table:table-cell>
          <table:table-cell table:formula="of:=[.$B$4]*COS([.B12])" office:value-type="float" office:value="-5.29645985681238" calcext:value-type="float">
            <text:p>-5,296</text:p>
          </table:table-cell>
          <table:table-cell table:formula="of:=([.B12]+[.$B$4])/(([.B12]^2)+1)" office:value-type="float" office:value="0.235" calcext:value-type="float">
            <text:p>0,2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2]+[.$B$7]" office:value-type="float" office:value="-2" calcext:value-type="float">
            <text:p>-2</text:p>
          </table:table-cell>
          <table:table-cell table:formula="of:=[.B13]^2" office:value-type="float" office:value="4" calcext:value-type="float">
            <text:p>4</text:p>
          </table:table-cell>
          <table:table-cell table:formula="of:=[.$B$4]*COS([.B13])" office:value-type="float" office:value="-2.22638557552721" calcext:value-type="float">
            <text:p>-2,226</text:p>
          </table:table-cell>
          <table:table-cell table:formula="of:=([.B13]+[.$B$4])/(([.B13]^2)+1)" office:value-type="float" office:value="0.67" calcext:value-type="float">
            <text:p>0,67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3]+[.$B$7]" office:value-type="float" office:value="-1" calcext:value-type="float">
            <text:p>-1</text:p>
          </table:table-cell>
          <table:table-cell table:formula="of:=[.B14]^2" office:value-type="float" office:value="1" calcext:value-type="float">
            <text:p>1</text:p>
          </table:table-cell>
          <table:table-cell table:formula="of:=[.$B$4]*COS([.B14])" office:value-type="float" office:value="2.89061733639455" calcext:value-type="float">
            <text:p>2,891</text:p>
          </table:table-cell>
          <table:table-cell table:formula="of:=([.B14]+[.$B$4])/(([.B14]^2)+1)" office:value-type="float" office:value="2.175" calcext:value-type="float">
            <text:p>2,1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4]+[.$B$7]" office:value-type="float" office:value="0" calcext:value-type="float">
            <text:p>0</text:p>
          </table:table-cell>
          <table:table-cell table:formula="of:=[.B15]^2" office:value-type="float" office:value="0" calcext:value-type="float">
            <text:p>0</text:p>
          </table:table-cell>
          <table:table-cell table:formula="of:=[.$B$4]*COS([.B15])" office:value-type="float" office:value="5.35" calcext:value-type="float">
            <text:p>5,350</text:p>
          </table:table-cell>
          <table:table-cell table:formula="of:=([.B15]+[.$B$4])/(([.B15]^2)+1)" office:value-type="float" office:value="5.35" calcext:value-type="float">
            <text:p>5,3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5]+[.$B$7]" office:value-type="float" office:value="1" calcext:value-type="float">
            <text:p>1</text:p>
          </table:table-cell>
          <table:table-cell table:formula="of:=[.B16]^2" office:value-type="float" office:value="1" calcext:value-type="float">
            <text:p>1</text:p>
          </table:table-cell>
          <table:table-cell table:formula="of:=[.$B$4]*COS([.B16])" office:value-type="float" office:value="2.89061733639455" calcext:value-type="float">
            <text:p>2,891</text:p>
          </table:table-cell>
          <table:table-cell table:formula="of:=([.B16]+[.$B$4])/(([.B16]^2)+1)" office:value-type="float" office:value="3.175" calcext:value-type="float">
            <text:p>3,1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6]+[.$B$7]" office:value-type="float" office:value="2" calcext:value-type="float">
            <text:p>2</text:p>
          </table:table-cell>
          <table:table-cell table:formula="of:=[.B17]^2" office:value-type="float" office:value="4" calcext:value-type="float">
            <text:p>4</text:p>
          </table:table-cell>
          <table:table-cell table:formula="of:=[.$B$4]*COS([.B17])" office:value-type="float" office:value="-2.22638557552721" calcext:value-type="float">
            <text:p>-2,226</text:p>
          </table:table-cell>
          <table:table-cell table:formula="of:=([.B17]+[.$B$4])/(([.B17]^2)+1)" office:value-type="float" office:value="1.47" calcext:value-type="float">
            <text:p>1,47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7]+[.$B$7]" office:value-type="float" office:value="3" calcext:value-type="float">
            <text:p>3</text:p>
          </table:table-cell>
          <table:table-cell table:formula="of:=[.B18]^2" office:value-type="float" office:value="9" calcext:value-type="float">
            <text:p>9</text:p>
          </table:table-cell>
          <table:table-cell table:formula="of:=[.$B$4]*COS([.B18])" office:value-type="float" office:value="-5.29645985681238" calcext:value-type="float">
            <text:p>-5,296</text:p>
          </table:table-cell>
          <table:table-cell table:formula="of:=([.B18]+[.$B$4])/(([.B18]^2)+1)" office:value-type="float" office:value="0.835" calcext:value-type="float">
            <text:p>0,8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8]+[.$B$7]" office:value-type="float" office:value="4" calcext:value-type="float">
            <text:p>4</text:p>
          </table:table-cell>
          <table:table-cell table:formula="of:=[.B19]^2" office:value-type="float" office:value="16" calcext:value-type="float">
            <text:p>16</text:p>
          </table:table-cell>
          <table:table-cell table:formula="of:=[.$B$4]*COS([.B19])" office:value-type="float" office:value="-3.49699337162032" calcext:value-type="float">
            <text:p>-3,497</text:p>
          </table:table-cell>
          <table:table-cell table:formula="of:=([.B19]+[.$B$4])/(([.B19]^2)+1)" office:value-type="float" office:value="0.55" calcext:value-type="float">
            <text:p>0,5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9]+[.$B$7]" office:value-type="float" office:value="5" calcext:value-type="float">
            <text:p>5</text:p>
          </table:table-cell>
          <table:table-cell table:formula="of:=[.B20]^2" office:value-type="float" office:value="25" calcext:value-type="float">
            <text:p>25</text:p>
          </table:table-cell>
          <table:table-cell table:formula="of:=[.$B$4]*COS([.B20])" office:value-type="float" office:value="1.51759269222826" calcext:value-type="float">
            <text:p>1,518</text:p>
          </table:table-cell>
          <table:table-cell table:formula="of:=([.B20]+[.$B$4])/(([.B20]^2)+1)" office:value-type="float" office:value="0.398076923076923" calcext:value-type="float">
            <text:p>0,398</text:p>
          </table:table-cell>
        </table:table-row>
      </table:table>
      <table:table table:name="Лист3" table:style-name="ta1">
        <table:shapes>
          <draw:frame draw:z-index="0" draw:style-name="gr1" draw:text-style-name="P1" svg:width="16cm" svg:height="8.993cm" svg:x="21.371cm" svg:y="0.226cm">
            <draw:object draw:notify-on-update-of-ranges="Лист3.A5:Лист3.A25 Лист3.B4:Лист3.B4 Лист3.B5:Лист3.B25 Лист3.A5:Лист3.A25 Лист3.C4:Лист3.C4 Лист3.C5:Лист3.C25 Лист3.A5:Лист3.A25 Лист3.D4:Лист3.D4 Лист3.D5:Лист3.D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6.009cm" svg:height="9.009cm" svg:x="21.21cm" svg:y="9.46cm">
            <draw:object draw:notify-on-update-of-ranges="Лист3.A5:Лист3.A25 Лист3.E4:Лист3.E4 Лист3.E5:Лист3.E25 Лист3.A5:Лист3.A25 Лист3.F4:Лист3.F4 Лист3.F5:Лист3.F25 Лист3.A5:Лист3.A25 Лист3.G4:Лист3.G4 Лист3.G5:Лист3.G2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5" table:number-columns-repeated="6" table:default-cell-style-name="ce14"/>
        <table:table-column table:style-name="co5" table:default-cell-style-name="Default"/>
        <table:table-row table:style-name="ro1">
          <table:table-cell office:value-type="string" calcext:value-type="string">
            <text:p>a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=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b=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=</text:p>
          </table:table-cell>
          <table:table-cell office:value-type="float" office:value="-4" calcext:value-type="float">
            <text:p>-4</text:p>
          </table:table-cell>
          <table:table-cell table:style-name="Default" table:number-columns-repeated="2"/>
          <table:table-cell/>
        </table:table-row>
        <table:table-row table:style-name="ro1"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y3</text:p>
          </table:table-cell>
          <table:table-cell office:value-type="string" calcext:value-type="string">
            <text:p>y4</text:p>
          </table:table-cell>
          <table:table-cell office:value-type="string" calcext:value-type="string">
            <text:p>y5</text:p>
          </table:table-cell>
          <table:table-cell table:style-name="ce14" office:value-type="string" calcext:value-type="string">
            <text:p>y6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table:formula="of:=COS([.A5])+[.B$1]" office:value-type="float" office:value="1.16092847092355" calcext:value-type="float">
            <text:p>1,16092847092355</text:p>
          </table:table-cell>
          <table:table-cell table:formula="of:=COS([.B$1]+[.A5])" office:value-type="float" office:value="-0.145500033808614" calcext:value-type="float">
            <text:p>-0,145500033808614</text:p>
          </table:table-cell>
          <table:table-cell table:formula="of:=COS([.B$1]*[.A5]^2)" office:value-type="float" office:value="0.487187675007006" calcext:value-type="float">
            <text:p>0,487187675007006</text:p>
          </table:table-cell>
          <table:table-cell table:formula="of:=-[.A5]^2" office:value-type="float" office:value="100" calcext:value-type="float">
            <text:p>100</text:p>
          </table:table-cell>
          <table:table-cell table:formula="of:=([.D$2]-[.A5])^2" office:value-type="float" office:value="36" calcext:value-type="float">
            <text:p>36</text:p>
          </table:table-cell>
          <table:table-cell table:formula="of:=([.D$2]-[.A5]^2)" office:value-type="float" office:value="-104" calcext:value-type="float">
            <text:p>-104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table:formula="of:=COS([.A6])+[.B$1]" office:value-type="float" office:value="1.08886973811532" calcext:value-type="float">
            <text:p>1,08886973811532</text:p>
          </table:table-cell>
          <table:table-cell table:formula="of:=COS([.B$1]+[.A6])" office:value-type="float" office:value="0.753902254343305" calcext:value-type="float">
            <text:p>0,753902254343305</text:p>
          </table:table-cell>
          <table:table-cell table:formula="of:=COS([.B$1]*[.A6]^2)" office:value-type="float" office:value="0.206482229337811" calcext:value-type="float">
            <text:p>0,206482229337811</text:p>
          </table:table-cell>
          <table:table-cell table:formula="of:=-[.A6]^2" office:value-type="float" office:value="81" calcext:value-type="float">
            <text:p>81</text:p>
          </table:table-cell>
          <table:table-cell table:formula="of:=([.D$2]-[.A6])^2" office:value-type="float" office:value="25" calcext:value-type="float">
            <text:p>25</text:p>
          </table:table-cell>
          <table:table-cell table:formula="of:=([.D$2]-[.A6]^2)" office:value-type="float" office:value="-85" calcext:value-type="float">
            <text:p>-85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table:formula="of:=COS([.A7])+[.B$1]" office:value-type="float" office:value="1.85449996619139" calcext:value-type="float">
            <text:p>1,85449996619139</text:p>
          </table:table-cell>
          <table:table-cell table:formula="of:=COS([.B$1]+[.A7])" office:value-type="float" office:value="0.960170286650366" calcext:value-type="float">
            <text:p>0,960170286650366</text:p>
          </table:table-cell>
          <table:table-cell table:formula="of:=COS([.B$1]*[.A7]^2)" office:value-type="float" office:value="-0.692895821920165" calcext:value-type="float">
            <text:p>-0,692895821920165</text:p>
          </table:table-cell>
          <table:table-cell table:formula="of:=-[.A7]^2" office:value-type="float" office:value="64" calcext:value-type="float">
            <text:p>64</text:p>
          </table:table-cell>
          <table:table-cell table:formula="of:=([.D$2]-[.A7])^2" office:value-type="float" office:value="16" calcext:value-type="float">
            <text:p>16</text:p>
          </table:table-cell>
          <table:table-cell table:formula="of:=([.D$2]-[.A7]^2)" office:value-type="float" office:value="-68" calcext:value-type="float">
            <text:p>-68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table:formula="of:=COS([.A8])+[.B$1]" office:value-type="float" office:value="2.7539022543433" calcext:value-type="float">
            <text:p>2,7539022543433</text:p>
          </table:table-cell>
          <table:table-cell table:formula="of:=COS([.B$1]+[.A8])" office:value-type="float" office:value="0.283662185463226" calcext:value-type="float">
            <text:p>0,283662185463226</text:p>
          </table:table-cell>
          <table:table-cell table:formula="of:=COS([.B$1]*[.A8]^2)" office:value-type="float" office:value="-0.819288245291459" calcext:value-type="float">
            <text:p>-0,819288245291459</text:p>
          </table:table-cell>
          <table:table-cell table:formula="of:=-[.A8]^2" office:value-type="float" office:value="49" calcext:value-type="float">
            <text:p>49</text:p>
          </table:table-cell>
          <table:table-cell table:formula="of:=([.D$2]-[.A8])^2" office:value-type="float" office:value="9" calcext:value-type="float">
            <text:p>9</text:p>
          </table:table-cell>
          <table:table-cell table:formula="of:=([.D$2]-[.A8]^2)" office:value-type="float" office:value="-53" calcext:value-type="float">
            <text:p>-53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table:formula="of:=COS([.A9])+[.B$1]" office:value-type="float" office:value="2.96017028665037" calcext:value-type="float">
            <text:p>2,96017028665037</text:p>
          </table:table-cell>
          <table:table-cell table:formula="of:=COS([.B$1]+[.A9])" office:value-type="float" office:value="-0.653643620863612" calcext:value-type="float">
            <text:p>-0,653643620863612</text:p>
          </table:table-cell>
          <table:table-cell table:formula="of:=COS([.B$1]*[.A9]^2)" office:value-type="float" office:value="-0.967250588273882" calcext:value-type="float">
            <text:p>-0,967250588273882</text:p>
          </table:table-cell>
          <table:table-cell table:formula="of:=-[.A9]^2" office:value-type="float" office:value="36" calcext:value-type="float">
            <text:p>36</text:p>
          </table:table-cell>
          <table:table-cell table:formula="of:=([.D$2]-[.A9])^2" office:value-type="float" office:value="4" calcext:value-type="float">
            <text:p>4</text:p>
          </table:table-cell>
          <table:table-cell table:formula="of:=([.D$2]-[.A9]^2)" office:value-type="float" office:value="-40" calcext:value-type="float">
            <text:p>-40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table:formula="of:=COS([.A10])+[.B$1]" office:value-type="float" office:value="2.28366218546323" calcext:value-type="float">
            <text:p>2,28366218546323</text:p>
          </table:table-cell>
          <table:table-cell table:formula="of:=COS([.B$1]+[.A10])" office:value-type="float" office:value="-0.989992496600445" calcext:value-type="float">
            <text:p>-0,989992496600445</text:p>
          </table:table-cell>
          <table:table-cell table:formula="of:=COS([.B$1]*[.A10]^2)" office:value-type="float" office:value="0.964966028492113" calcext:value-type="float">
            <text:p>0,964966028492113</text:p>
          </table:table-cell>
          <table:table-cell table:formula="of:=-[.A10]^2" office:value-type="float" office:value="25" calcext:value-type="float">
            <text:p>25</text:p>
          </table:table-cell>
          <table:table-cell table:formula="of:=([.D$2]-[.A10])^2" office:value-type="float" office:value="1" calcext:value-type="float">
            <text:p>1</text:p>
          </table:table-cell>
          <table:table-cell table:formula="of:=([.D$2]-[.A10]^2)" office:value-type="float" office:value="-29" calcext:value-type="float">
            <text:p>-29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table:formula="of:=COS([.A11])+[.B$1]" office:value-type="float" office:value="1.34635637913639" calcext:value-type="float">
            <text:p>1,34635637913639</text:p>
          </table:table-cell>
          <table:table-cell table:formula="of:=COS([.B$1]+[.A11])" office:value-type="float" office:value="-0.416146836547142" calcext:value-type="float">
            <text:p>-0,416146836547142</text:p>
          </table:table-cell>
          <table:table-cell table:formula="of:=COS([.B$1]*[.A11]^2)" office:value-type="float" office:value="0.83422336050651" calcext:value-type="float">
            <text:p>0,83422336050651</text:p>
          </table:table-cell>
          <table:table-cell table:formula="of:=-[.A11]^2" office:value-type="float" office:value="16" calcext:value-type="float">
            <text:p>16</text:p>
          </table:table-cell>
          <table:table-cell table:formula="of:=([.D$2]-[.A11])^2" office:value-type="float" office:value="0" calcext:value-type="float">
            <text:p>0</text:p>
          </table:table-cell>
          <table:table-cell table:formula="of:=([.D$2]-[.A11]^2)"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table:formula="of:=COS([.A12])+[.B$1]" office:value-type="float" office:value="1.01000750339955" calcext:value-type="float">
            <text:p>1,01000750339955</text:p>
          </table:table-cell>
          <table:table-cell table:formula="of:=COS([.B$1]+[.A12])" office:value-type="float" office:value="0.54030230586814" calcext:value-type="float">
            <text:p>0,54030230586814</text:p>
          </table:table-cell>
          <table:table-cell table:formula="of:=COS([.B$1]*[.A12]^2)" office:value-type="float" office:value="0.66031670824408" calcext:value-type="float">
            <text:p>0,66031670824408</text:p>
          </table:table-cell>
          <table:table-cell table:formula="of:=-[.A12]^2" office:value-type="float" office:value="9" calcext:value-type="float">
            <text:p>9</text:p>
          </table:table-cell>
          <table:table-cell table:formula="of:=([.D$2]-[.A12])^2" office:value-type="float" office:value="1" calcext:value-type="float">
            <text:p>1</text:p>
          </table:table-cell>
          <table:table-cell table:formula="of:=([.D$2]-[.A12]^2)"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COS([.A13])+[.B$1]" office:value-type="float" office:value="1.58385316345286" calcext:value-type="float">
            <text:p>1,58385316345286</text:p>
          </table:table-cell>
          <table:table-cell table:formula="of:=COS([.B$1]+[.A13])" office:value-type="float" office:value="1" calcext:value-type="float">
            <text:p>1</text:p>
          </table:table-cell>
          <table:table-cell table:formula="of:=COS([.B$1]*[.A13]^2)" office:value-type="float" office:value="-0.145500033808614" calcext:value-type="float">
            <text:p>-0,145500033808614</text:p>
          </table:table-cell>
          <table:table-cell table:formula="of:=-[.A13]^2" office:value-type="float" office:value="4" calcext:value-type="float">
            <text:p>4</text:p>
          </table:table-cell>
          <table:table-cell table:formula="of:=([.D$2]-[.A13])^2" office:value-type="float" office:value="4" calcext:value-type="float">
            <text:p>4</text:p>
          </table:table-cell>
          <table:table-cell table:formula="of:=([.D$2]-[.A13]^2)"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COS([.A14])+[.B$1]" office:value-type="float" office:value="2.54030230586814" calcext:value-type="float">
            <text:p>2,54030230586814</text:p>
          </table:table-cell>
          <table:table-cell table:formula="of:=COS([.B$1]+[.A14])" office:value-type="float" office:value="0.54030230586814" calcext:value-type="float">
            <text:p>0,54030230586814</text:p>
          </table:table-cell>
          <table:table-cell table:formula="of:=COS([.B$1]*[.A14]^2)" office:value-type="float" office:value="-0.416146836547142" calcext:value-type="float">
            <text:p>-0,416146836547142</text:p>
          </table:table-cell>
          <table:table-cell table:formula="of:=-[.A14]^2" office:value-type="float" office:value="1" calcext:value-type="float">
            <text:p>1</text:p>
          </table:table-cell>
          <table:table-cell table:formula="of:=([.D$2]-[.A14])^2" office:value-type="float" office:value="9" calcext:value-type="float">
            <text:p>9</text:p>
          </table:table-cell>
          <table:table-cell table:formula="of:=([.D$2]-[.A14]^2)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COS([.A15])+[.B$1]" office:value-type="float" office:value="3" calcext:value-type="float">
            <text:p>3</text:p>
          </table:table-cell>
          <table:table-cell table:formula="of:=COS([.B$1]+[.A15])" office:value-type="float" office:value="-0.416146836547142" calcext:value-type="float">
            <text:p>-0,416146836547142</text:p>
          </table:table-cell>
          <table:table-cell table:formula="of:=COS([.B$1]*[.A15]^2)" office:value-type="float" office:value="1" calcext:value-type="float">
            <text:p>1</text:p>
          </table:table-cell>
          <table:table-cell table:formula="of:=-[.A15]^2" office:value-type="float" office:value="0" calcext:value-type="float">
            <text:p>0</text:p>
          </table:table-cell>
          <table:table-cell table:formula="of:=([.D$2]-[.A15])^2" office:value-type="float" office:value="16" calcext:value-type="float">
            <text:p>16</text:p>
          </table:table-cell>
          <table:table-cell table:formula="of:=([.D$2]-[.A15]^2)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OS([.A16])+[.B$1]" office:value-type="float" office:value="2.54030230586814" calcext:value-type="float">
            <text:p>2,54030230586814</text:p>
          </table:table-cell>
          <table:table-cell table:formula="of:=COS([.B$1]+[.A16])" office:value-type="float" office:value="-0.989992496600445" calcext:value-type="float">
            <text:p>-0,989992496600445</text:p>
          </table:table-cell>
          <table:table-cell table:formula="of:=COS([.B$1]*[.A16]^2)" office:value-type="float" office:value="-0.416146836547142" calcext:value-type="float">
            <text:p>-0,416146836547142</text:p>
          </table:table-cell>
          <table:table-cell table:formula="of:=-[.A16]^2" office:value-type="float" office:value="1" calcext:value-type="float">
            <text:p>1</text:p>
          </table:table-cell>
          <table:table-cell table:formula="of:=([.D$2]-[.A16])^2" office:value-type="float" office:value="25" calcext:value-type="float">
            <text:p>25</text:p>
          </table:table-cell>
          <table:table-cell table:formula="of:=([.D$2]-[.A16]^2)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COS([.A17])+[.B$1]" office:value-type="float" office:value="1.58385316345286" calcext:value-type="float">
            <text:p>1,58385316345286</text:p>
          </table:table-cell>
          <table:table-cell table:formula="of:=COS([.B$1]+[.A17])" office:value-type="float" office:value="-0.653643620863612" calcext:value-type="float">
            <text:p>-0,653643620863612</text:p>
          </table:table-cell>
          <table:table-cell table:formula="of:=COS([.B$1]*[.A17]^2)" office:value-type="float" office:value="-0.145500033808614" calcext:value-type="float">
            <text:p>-0,145500033808614</text:p>
          </table:table-cell>
          <table:table-cell table:formula="of:=-[.A17]^2" office:value-type="float" office:value="4" calcext:value-type="float">
            <text:p>4</text:p>
          </table:table-cell>
          <table:table-cell table:formula="of:=([.D$2]-[.A17])^2" office:value-type="float" office:value="36" calcext:value-type="float">
            <text:p>36</text:p>
          </table:table-cell>
          <table:table-cell table:formula="of:=([.D$2]-[.A17]^2)" office:value-type="float" office:value="-8" calcext:value-type="float">
            <text:p>-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COS([.A18])+[.B$1]" office:value-type="float" office:value="1.01000750339955" calcext:value-type="float">
            <text:p>1,01000750339955</text:p>
          </table:table-cell>
          <table:table-cell table:formula="of:=COS([.B$1]+[.A18])" office:value-type="float" office:value="0.283662185463226" calcext:value-type="float">
            <text:p>0,283662185463226</text:p>
          </table:table-cell>
          <table:table-cell table:formula="of:=COS([.B$1]*[.A18]^2)" office:value-type="float" office:value="0.66031670824408" calcext:value-type="float">
            <text:p>0,66031670824408</text:p>
          </table:table-cell>
          <table:table-cell table:formula="of:=-[.A18]^2" office:value-type="float" office:value="9" calcext:value-type="float">
            <text:p>9</text:p>
          </table:table-cell>
          <table:table-cell table:formula="of:=([.D$2]-[.A18])^2" office:value-type="float" office:value="49" calcext:value-type="float">
            <text:p>49</text:p>
          </table:table-cell>
          <table:table-cell table:formula="of:=([.D$2]-[.A18]^2)"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COS([.A19])+[.B$1]" office:value-type="float" office:value="1.34635637913639" calcext:value-type="float">
            <text:p>1,34635637913639</text:p>
          </table:table-cell>
          <table:table-cell table:formula="of:=COS([.B$1]+[.A19])" office:value-type="float" office:value="0.960170286650366" calcext:value-type="float">
            <text:p>0,960170286650366</text:p>
          </table:table-cell>
          <table:table-cell table:formula="of:=COS([.B$1]*[.A19]^2)" office:value-type="float" office:value="0.83422336050651" calcext:value-type="float">
            <text:p>0,83422336050651</text:p>
          </table:table-cell>
          <table:table-cell table:formula="of:=-[.A19]^2" office:value-type="float" office:value="16" calcext:value-type="float">
            <text:p>16</text:p>
          </table:table-cell>
          <table:table-cell table:formula="of:=([.D$2]-[.A19])^2" office:value-type="float" office:value="64" calcext:value-type="float">
            <text:p>64</text:p>
          </table:table-cell>
          <table:table-cell table:formula="of:=([.D$2]-[.A19]^2)"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COS([.A20])+[.B$1]" office:value-type="float" office:value="2.28366218546323" calcext:value-type="float">
            <text:p>2,28366218546323</text:p>
          </table:table-cell>
          <table:table-cell table:formula="of:=COS([.B$1]+[.A20])" office:value-type="float" office:value="0.753902254343305" calcext:value-type="float">
            <text:p>0,753902254343305</text:p>
          </table:table-cell>
          <table:table-cell table:formula="of:=COS([.B$1]*[.A20]^2)" office:value-type="float" office:value="0.964966028492113" calcext:value-type="float">
            <text:p>0,964966028492113</text:p>
          </table:table-cell>
          <table:table-cell table:formula="of:=-[.A20]^2" office:value-type="float" office:value="25" calcext:value-type="float">
            <text:p>25</text:p>
          </table:table-cell>
          <table:table-cell table:formula="of:=([.D$2]-[.A20])^2" office:value-type="float" office:value="81" calcext:value-type="float">
            <text:p>81</text:p>
          </table:table-cell>
          <table:table-cell table:formula="of:=([.D$2]-[.A20]^2)" office:value-type="float" office:value="-29" calcext:value-type="float">
            <text:p>-2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COS([.A21])+[.B$1]" office:value-type="float" office:value="2.96017028665037" calcext:value-type="float">
            <text:p>2,96017028665037</text:p>
          </table:table-cell>
          <table:table-cell table:formula="of:=COS([.B$1]+[.A21])" office:value-type="float" office:value="-0.145500033808614" calcext:value-type="float">
            <text:p>-0,145500033808614</text:p>
          </table:table-cell>
          <table:table-cell table:formula="of:=COS([.B$1]*[.A21]^2)" office:value-type="float" office:value="-0.967250588273882" calcext:value-type="float">
            <text:p>-0,967250588273882</text:p>
          </table:table-cell>
          <table:table-cell table:formula="of:=-[.A21]^2" office:value-type="float" office:value="36" calcext:value-type="float">
            <text:p>36</text:p>
          </table:table-cell>
          <table:table-cell table:formula="of:=([.D$2]-[.A21])^2" office:value-type="float" office:value="100" calcext:value-type="float">
            <text:p>100</text:p>
          </table:table-cell>
          <table:table-cell table:formula="of:=([.D$2]-[.A21]^2)" office:value-type="float" office:value="-40" calcext:value-type="float">
            <text:p>-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COS([.A22])+[.B$1]" office:value-type="float" office:value="2.7539022543433" calcext:value-type="float">
            <text:p>2,7539022543433</text:p>
          </table:table-cell>
          <table:table-cell table:formula="of:=COS([.B$1]+[.A22])" office:value-type="float" office:value="-0.911130261884677" calcext:value-type="float">
            <text:p>-0,911130261884677</text:p>
          </table:table-cell>
          <table:table-cell table:formula="of:=COS([.B$1]*[.A22]^2)" office:value-type="float" office:value="-0.819288245291459" calcext:value-type="float">
            <text:p>-0,819288245291459</text:p>
          </table:table-cell>
          <table:table-cell table:formula="of:=-[.A22]^2" office:value-type="float" office:value="49" calcext:value-type="float">
            <text:p>49</text:p>
          </table:table-cell>
          <table:table-cell table:formula="of:=([.D$2]-[.A22])^2" office:value-type="float" office:value="121" calcext:value-type="float">
            <text:p>121</text:p>
          </table:table-cell>
          <table:table-cell table:formula="of:=([.D$2]-[.A22]^2)" office:value-type="float" office:value="-53" calcext:value-type="float">
            <text:p>-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COS([.A23])+[.B$1]" office:value-type="float" office:value="1.85449996619139" calcext:value-type="float">
            <text:p>1,85449996619139</text:p>
          </table:table-cell>
          <table:table-cell table:formula="of:=COS([.B$1]+[.A23])" office:value-type="float" office:value="-0.839071529076452" calcext:value-type="float">
            <text:p>-0,839071529076452</text:p>
          </table:table-cell>
          <table:table-cell table:formula="of:=COS([.B$1]*[.A23]^2)" office:value-type="float" office:value="-0.692895821920165" calcext:value-type="float">
            <text:p>-0,692895821920165</text:p>
          </table:table-cell>
          <table:table-cell table:formula="of:=-[.A23]^2" office:value-type="float" office:value="64" calcext:value-type="float">
            <text:p>64</text:p>
          </table:table-cell>
          <table:table-cell table:formula="of:=([.D$2]-[.A23])^2" office:value-type="float" office:value="144" calcext:value-type="float">
            <text:p>144</text:p>
          </table:table-cell>
          <table:table-cell table:formula="of:=([.D$2]-[.A23]^2)" office:value-type="float" office:value="-68" calcext:value-type="float">
            <text:p>-6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COS([.A24])+[.B$1]" office:value-type="float" office:value="1.08886973811532" calcext:value-type="float">
            <text:p>1,08886973811532</text:p>
          </table:table-cell>
          <table:table-cell table:formula="of:=COS([.B$1]+[.A24])" office:value-type="float" office:value="0.00442569798805079" calcext:value-type="float">
            <text:p>0,00442569798805079</text:p>
          </table:table-cell>
          <table:table-cell table:formula="of:=COS([.B$1]*[.A24]^2)" office:value-type="float" office:value="0.206482229337811" calcext:value-type="float">
            <text:p>0,206482229337811</text:p>
          </table:table-cell>
          <table:table-cell table:formula="of:=-[.A24]^2" office:value-type="float" office:value="81" calcext:value-type="float">
            <text:p>81</text:p>
          </table:table-cell>
          <table:table-cell table:formula="of:=([.D$2]-[.A24])^2" office:value-type="float" office:value="169" calcext:value-type="float">
            <text:p>169</text:p>
          </table:table-cell>
          <table:table-cell table:formula="of:=([.D$2]-[.A24]^2)" office:value-type="float" office:value="-85" calcext:value-type="float">
            <text:p>-8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COS([.A25])+[.B$1]" office:value-type="float" office:value="1.16092847092355" calcext:value-type="float">
            <text:p>1,16092847092355</text:p>
          </table:table-cell>
          <table:table-cell table:formula="of:=COS([.B$1]+[.A25])" office:value-type="float" office:value="0.843853958732492" calcext:value-type="float">
            <text:p>0,843853958732492</text:p>
          </table:table-cell>
          <table:table-cell table:formula="of:=COS([.B$1]*[.A25]^2)" office:value-type="float" office:value="0.487187675007006" calcext:value-type="float">
            <text:p>0,487187675007006</text:p>
          </table:table-cell>
          <table:table-cell table:formula="of:=-[.A25]^2" office:value-type="float" office:value="100" calcext:value-type="float">
            <text:p>100</text:p>
          </table:table-cell>
          <table:table-cell table:formula="of:=([.D$2]-[.A25])^2" office:value-type="float" office:value="196" calcext:value-type="float">
            <text:p>196</text:p>
          </table:table-cell>
          <table:table-cell table:formula="of:=([.D$2]-[.A25]^2)" office:value-type="float" office:value="-104" calcext:value-type="float">
            <text:p>-104</text:p>
          </table:table-cell>
        </table:table-row>
      </table:table>
      <table:table table:name="Лист4" table:style-name="ta1">
        <table:table-column table:style-name="co10" table:default-cell-style-name="ce13"/>
        <table:table-column table:style-name="co5" table:number-columns-repeated="3" table:default-cell-style-name="ce13"/>
        <table:table-row table:style-name="ro1">
          <table:table-cell table:style-name="ce1" office:value-type="string" calcext:value-type="string">
            <text:p>Отбор в баскетбольную команду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№</text:p>
          </table:table-cell>
          <table:table-cell table:style-name="ce3" office:value-type="string" calcext:value-type="string">
            <text:p>Студент</text:p>
          </table:table-cell>
          <table:table-cell table:style-name="ce3" office:value-type="string" calcext:value-type="string">
            <text:p>Рост, см.</text:p>
          </table:table-cell>
          <table:table-cell table:style-name="ce3" office:value-type="string" calcext:value-type="string">
            <text:p>Решение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нисимов К.</text:p>
          </table:table-cell>
          <table:table-cell office:value-type="float" office:value="178" calcext:value-type="float">
            <text:p>178</text:p>
          </table:table-cell>
          <table:table-cell table:formula="of:=IF([.C4]&gt;=180; &quot;принят&quot;; &quot;не принят&quot;)" office:value-type="string" office:string-value="не принят" calcext:value-type="string">
            <text:p>не принят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Борисов О.</text:p>
          </table:table-cell>
          <table:table-cell office:value-type="float" office:value="183" calcext:value-type="float">
            <text:p>183</text:p>
          </table:table-cell>
          <table:table-cell table:formula="of:=IF([.C5]&gt;=180; &quot;принят&quot;; &quot;не принят&quot;)" office:value-type="string" office:string-value="принят" calcext:value-type="string">
            <text:p>принят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Кириллов Н.</text:p>
          </table:table-cell>
          <table:table-cell office:value-type="float" office:value="180" calcext:value-type="float">
            <text:p>180</text:p>
          </table:table-cell>
          <table:table-cell table:formula="of:=IF([.C6]&gt;=180; &quot;принят&quot;; &quot;не принят&quot;)" office:value-type="string" office:string-value="принят" calcext:value-type="string">
            <text:p>принят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Мишин В.</text:p>
          </table:table-cell>
          <table:table-cell office:value-type="float" office:value="172" calcext:value-type="float">
            <text:p>172</text:p>
          </table:table-cell>
          <table:table-cell table:formula="of:=IF([.C7]&gt;=180; &quot;принят&quot;; &quot;не принят&quot;)" office:value-type="string" office:string-value="не принят" calcext:value-type="string">
            <text:p>не принят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Тарасов Г.</text:p>
          </table:table-cell>
          <table:table-cell office:value-type="float" office:value="190" calcext:value-type="float">
            <text:p>190</text:p>
          </table:table-cell>
          <table:table-cell table:formula="of:=IF([.C8]&gt;=180; &quot;принят&quot;; &quot;не принят&quot;)" office:value-type="string" office:string-value="принят" calcext:value-type="string">
            <text:p>принят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Шишкин А.</text:p>
          </table:table-cell>
          <table:table-cell office:value-type="float" office:value="185" calcext:value-type="float">
            <text:p>185</text:p>
          </table:table-cell>
          <table:table-cell table:formula="of:=IF([.C9]&gt;=180; &quot;принят&quot;; &quot;не принят&quot;)" office:value-type="string" office:string-value="принят" calcext:value-type="string">
            <text:p>принят</text:p>
          </table:table-cell>
        </table:table-row>
        <table:table-row table:style-name="ro1">
          <table:table-cell table:style-name="ce14" table:number-columns-repeated="2"/>
          <table:table-cell table:style-name="ce15" office:value-type="string" calcext:value-type="string">
            <text:p>Принято:</text:p>
          </table:table-cell>
          <table:table-cell table:formula="of:=COUNTIF([.D4:.D9];&quot;принят&quot;)" office:value-type="float" office:value="4" calcext:value-type="float">
            <text:p>4</text:p>
          </table:table-cell>
        </table:table-row>
      </table:table>
      <table:table table:name="Лист5" table:style-name="ta1">
        <table:shapes>
          <draw:frame draw:z-index="0" draw:style-name="gr1" draw:text-style-name="P1" svg:width="7.079cm" svg:height="6.478cm" svg:x="19.664cm" svg:y="0.202cm">
            <draw:object draw:notify-on-update-of-ranges="Лист5.D15:Лист5.D20 Лист5.B9:Лист5.B9 Лист5.B10:Лист5.B15 Лист5.D9:Лист5.D9 Лист5.C10:Лист5.C15 Лист5.D9:Лист5.D9 Лист5.D15:Лист5.D20 Лист5.B15:Лист5.B2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5" table:default-cell-style-name="ce14"/>
        <table:table-column table:style-name="co5" table:number-columns-repeated="3" table:default-cell-style-name="ce38"/>
        <table:table-column table:style-name="co5" table:default-cell-style-name="ce39"/>
        <table:table-row table:style-name="ro1">
          <table:table-cell table:style-name="ce35" office:value-type="string" calcext:value-type="string" table:number-columns-spanned="5" table:number-rows-spanned="1">
            <text:p>Табулирование функций,имеющих разрыв</text:p>
          </table:table-cell>
          <table:covered-table-cell table:number-columns-repeated="4" table:style-name="Default"/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35" office:value-type="string" calcext:value-type="string" table:number-columns-spanned="5" table:number-rows-spanned="1">
            <text:p>Исходные данные</text:p>
          </table:table-cell>
          <table:covered-table-cell table:number-columns-repeated="4" table:style-name="Default"/>
        </table:table-row>
        <table:table-row table:style-name="ro1">
          <table:table-cell office:value-type="string" calcext:value-type="string">
            <text:p>a=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b=</text:p>
          </table:table-cell>
          <table:table-cell table:style-name="ce14" office:value-type="float" office:value="7" calcext:value-type="float">
            <text:p>7</text:p>
          </table:table-cell>
          <table:table-cell table:style-name="Default"/>
        </table:table-row>
        <table:table-row table:style-name="ro1">
          <table:table-cell/>
          <table:table-cell table:style-name="ce14" table:number-columns-repeated="3"/>
          <table:table-cell table:style-name="Default"/>
        </table:table-row>
        <table:table-row table:style-name="ro1">
          <table:table-cell office:value-type="string" calcext:value-type="string">
            <text:p>x1=</text:p>
          </table:table-cell>
          <table:table-cell table:style-name="ce14" table:formula="of:=-PI()/2" office:value-type="float" office:value="-1.5707963267949" calcext:value-type="float">
            <text:p>-1,5707963267949</text:p>
          </table:table-cell>
          <table:table-cell table:style-name="ce14" office:value-type="string" calcext:value-type="string">
            <text:p>x2=</text:p>
          </table:table-cell>
          <table:table-cell table:style-name="ce14" table:formula="of:=PI()/2" office:value-type="float" office:value="1.5707963267949" calcext:value-type="float">
            <text:p>1,5707963267949</text:p>
          </table:table-cell>
          <table:table-cell table:style-name="Default"/>
        </table:table-row>
        <table:table-row table:style-name="ro1">
          <table:table-cell office:value-type="string" calcext:value-type="string">
            <text:p>h=</text:p>
          </table:table-cell>
          <table:table-cell table:style-name="ce14" table:formula="of:=PI()/10" office:value-type="float" office:value="0.314159265358979" calcext:value-type="float">
            <text:p>0,314159265358979</text:p>
          </table:table-cell>
          <table:table-cell table:style-name="ce14" table:number-columns-repeated="2"/>
          <table:table-cell table:style-name="Default"/>
        </table:table-row>
        <table:table-row table:style-name="ro1">
          <table:table-cell/>
          <table:table-cell table:style-name="ce14" table:number-columns-repeated="3"/>
          <table:table-cell table:style-name="Default"/>
        </table:table-row>
        <table:table-row table:style-name="ro1">
          <table:table-cell office:value-type="string" calcext:value-type="string">
            <text:p>№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y1</text:p>
          </table:table-cell>
          <table:table-cell table:style-name="ce14" office:value-type="string" calcext:value-type="string">
            <text:p>y2</text:p>
          </table:table-cell>
          <table:table-cell table:style-name="ce14" office:value-type="string" calcext:value-type="string">
            <text:p>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6]" office:value-type="float" office:value="-1.5707963267949" calcext:value-type="float">
            <text:p>-1,57</text:p>
          </table:table-cell>
          <table:table-cell table:formula="of:=SIN([.D4]*[.B10])*EXP(-[.B4]*[.B10])" office:value-type="float" office:value="4.81047738096535" calcext:value-type="float">
            <text:p>4,81</text:p>
          </table:table-cell>
          <table:table-cell table:formula="of:=[.D4]*(1-[.B10]^2)" office:value-type="float" office:value="-10.2718077019064" calcext:value-type="float">
            <text:p>-10,27</text:p>
          </table:table-cell>
          <table:table-cell table:formula="of:=IF([.B10]&lt;=0;[.C10];[.D10])" office:value-type="float" office:value="4.81047738096535" calcext:value-type="float">
            <text:p>4,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F([.B10]&lt;[.$D$6];[.B10]+[.$B$7];&quot;стоп&quot;)" office:value-type="float" office:value="-1.25663706143592" calcext:value-type="float">
            <text:p>-1,26</text:p>
          </table:table-cell>
          <table:table-cell table:formula="of:=SIN([.D4]*[.B11])*EXP(-[.B4]*[.B11])" office:value-type="float" office:value="-2.065233812622" calcext:value-type="float">
            <text:p>-2,07</text:p>
          </table:table-cell>
          <table:table-cell table:formula="of:=[.D4]*(1-[.B11]^2)" office:value-type="float" office:value="-4.05395692922008" calcext:value-type="float">
            <text:p>-4,05</text:p>
          </table:table-cell>
          <table:table-cell table:formula="of:=IF([.B11]&lt;=0;[.C11];[.D11])" office:value-type="float" office:value="-2.065233812622" calcext:value-type="float">
            <text:p>-2,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[.B11]&lt;[.$D$6];[.B11]+[.$B$7];&quot;стоп&quot;)" office:value-type="float" office:value="-0.942477796076938" calcext:value-type="float">
            <text:p>-0,94</text:p>
          </table:table-cell>
          <table:table-cell table:formula="of:=SIN([.D6]*[.B12])*EXP(-[.B6]*[.B12])" office:value-type="float" office:value="-0.226609207039149" calcext:value-type="float">
            <text:p>-0,23</text:p>
          </table:table-cell>
          <table:table-cell table:formula="of:=[.D4]*(1-[.B12]^2)" office:value-type="float" office:value="0.782149227313705" calcext:value-type="float">
            <text:p>0,78</text:p>
          </table:table-cell>
          <table:table-cell table:formula="of:=IF([.B12]&lt;=0;[.C12];[.D12])" office:value-type="float" office:value="-0.226609207039149" calcext:value-type="float">
            <text:p>-0,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[.B12]&lt;[.$D$6];[.B12]+[.$B$7];&quot;стоп&quot;)" office:value-type="float" office:value="-0.628318530717959" calcext:value-type="float">
            <text:p>-0,63</text:p>
          </table:table-cell>
          <table:table-cell table:formula="of:=SIN([.D4]*[.B13])*EXP(-[.B4]*[.B13])" office:value-type="float" office:value="1.78271367660716" calcext:value-type="float">
            <text:p>1,78</text:p>
          </table:table-cell>
          <table:table-cell table:formula="of:=[.D4]*(1-[.B13]^2)" office:value-type="float" office:value="4.23651076769498" calcext:value-type="float">
            <text:p>4,24</text:p>
          </table:table-cell>
          <table:table-cell table:formula="of:=IF([.B13]&lt;=0;[.C13];[.D13])" office:value-type="float" office:value="1.78271367660716" calcext:value-type="float">
            <text:p>1,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[.B13]&lt;[.$D$6];[.B13]+[.$B$7];&quot;стоп&quot;)" office:value-type="float" office:value="-0.314159265358979" calcext:value-type="float">
            <text:p>-0,31</text:p>
          </table:table-cell>
          <table:table-cell table:formula="of:=SIN([.D4]*[.B14])*EXP(-[.B4]*[.B14])" office:value-type="float" office:value="-1.1076314535663" calcext:value-type="float">
            <text:p>-1,11</text:p>
          </table:table-cell>
          <table:table-cell table:formula="of:=[.D4]*(1-[.B14]^2)" office:value-type="float" office:value="6.30912769192375" calcext:value-type="float">
            <text:p>6,31</text:p>
          </table:table-cell>
          <table:table-cell table:formula="of:=IF([.B14]&lt;=0;[.C14];[.D14])" office:value-type="float" office:value="-1.1076314535663" calcext:value-type="float">
            <text:p>-1,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[.B14]&lt;[.$D$6];[.B14]+[.$B$7];&quot;стоп&quot;)" office:value-type="float" office:value="0" calcext:value-type="float">
            <text:p>0,00</text:p>
          </table:table-cell>
          <table:table-cell table:formula="of:=SIN([.D4]*[.B15])*EXP(-[.B4]*[.B15])" office:value-type="float" office:value="0" calcext:value-type="float">
            <text:p>0,00</text:p>
          </table:table-cell>
          <table:table-cell table:formula="of:=[.D4]*(1-[.B15]^2)" office:value-type="float" office:value="7" calcext:value-type="float">
            <text:p>7,00</text:p>
          </table:table-cell>
          <table:table-cell table:formula="of:=IF([.B15]&lt;=0;[.C15];[.D15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[.B15]&lt;[.$D$6];[.B15]+[.$B$7];&quot;стоп&quot;)" office:value-type="float" office:value="0.314159265358979" calcext:value-type="float">
            <text:p>0,31</text:p>
          </table:table-cell>
          <table:table-cell table:formula="of:=SIN([.D4]*[.B16])*EXP(-[.B4]*[.B16])" office:value-type="float" office:value="0.590908189795549" calcext:value-type="float">
            <text:p>0,59</text:p>
          </table:table-cell>
          <table:table-cell table:formula="of:=[.D4]*(1-[.B16]^2)" office:value-type="float" office:value="6.30912769192375" calcext:value-type="float">
            <text:p>6,31</text:p>
          </table:table-cell>
          <table:table-cell table:formula="of:=IF([.B16]&lt;=0;[.C16];[.D16])" office:value-type="float" office:value="6.30912769192375" calcext:value-type="float">
            <text:p>6,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[.B16]&lt;[.$D$6];[.B16]+[.$B$7];&quot;стоп&quot;)" office:value-type="float" office:value="0.628318530717959" calcext:value-type="float">
            <text:p>0,63</text:p>
          </table:table-cell>
          <table:table-cell table:formula="of:=SIN([.D4]*[.B17])*EXP(-[.B4]*[.B17])" office:value-type="float" office:value="-0.507377325398056" calcext:value-type="float">
            <text:p>-0,51</text:p>
          </table:table-cell>
          <table:table-cell table:formula="of:=[.D4]*(1-[.B17]^2)" office:value-type="float" office:value="4.23651076769498" calcext:value-type="float">
            <text:p>4,24</text:p>
          </table:table-cell>
          <table:table-cell table:formula="of:=IF([.B17]&lt;=0;[.C17];[.D17])" office:value-type="float" office:value="4.23651076769498" calcext:value-type="float">
            <text:p>4,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[.B17]&lt;[.$D$6];[.B17]+[.$B$7];&quot;стоп&quot;)" office:value-type="float" office:value="0.942477796076938" calcext:value-type="float">
            <text:p>0,94</text:p>
          </table:table-cell>
          <table:table-cell table:formula="of:=SIN([.D4]*[.B18])*EXP(-[.B4]*[.B18])" office:value-type="float" office:value="0.120411913496453" calcext:value-type="float">
            <text:p>0,12</text:p>
          </table:table-cell>
          <table:table-cell table:formula="of:=[.D4]*(1-[.B18]^2)" office:value-type="float" office:value="0.782149227313705" calcext:value-type="float">
            <text:p>0,78</text:p>
          </table:table-cell>
          <table:table-cell table:formula="of:=IF([.B18]&lt;=0;[.C18];[.D18])" office:value-type="float" office:value="0.782149227313705" calcext:value-type="float">
            <text:p>0,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[.B18]&lt;[.$D$6];[.B18]+[.$B$7];&quot;стоп&quot;)" office:value-type="float" office:value="1.25663706143592" calcext:value-type="float">
            <text:p>1,26</text:p>
          </table:table-cell>
          <table:table-cell table:formula="of:=SIN([.D4]*[.B19])*EXP(-[.B4]*[.B19])" office:value-type="float" office:value="0.167289292234614" calcext:value-type="float">
            <text:p>0,17</text:p>
          </table:table-cell>
          <table:table-cell table:formula="of:=[.D4]*(1-[.B19]^2)" office:value-type="float" office:value="-4.05395692922008" calcext:value-type="float">
            <text:p>-4,05</text:p>
          </table:table-cell>
          <table:table-cell table:formula="of:=IF([.B19]&lt;=0;[.C19];[.D19])" office:value-type="float" office:value="-4.05395692922008" calcext:value-type="float">
            <text:p>-4,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B19]&lt;[.$D$6];[.B19]+[.$B$7];&quot;стоп&quot;)" office:value-type="float" office:value="1.5707963267949" calcext:value-type="float">
            <text:p>1,57</text:p>
          </table:table-cell>
          <table:table-cell table:formula="of:=SIN([.D4]*[.B20])*EXP(-[.B4]*[.B20])" office:value-type="float" office:value="-0.207879576350762" calcext:value-type="float">
            <text:p>-0,21</text:p>
          </table:table-cell>
          <table:table-cell table:formula="of:=[.D4]*(1-[.B20]^2)" office:value-type="float" office:value="-10.2718077019064" calcext:value-type="float">
            <text:p>-10,27</text:p>
          </table:table-cell>
          <table:table-cell table:formula="of:=IF([.B20]&lt;=0;[.C20];[.D20])" office:value-type="float" office:value="-10.2718077019064" calcext:value-type="float">
            <text:p>-10,27</text:p>
          </table:table-cell>
        </table:table-row>
        <table:table-row table:style-name="ro1">
          <table:table-cell/>
          <table:table-cell table:style-name="ce14" office:value-type="string" calcext:value-type="string">
            <text:p>стоп</text:p>
          </table:table-cell>
          <table:table-cell table:style-name="ce14" table:number-columns-repeated="2"/>
          <table:table-cell table:style-name="ce40"/>
        </table:table-row>
        <table:table-row table:style-name="ro1" table:number-rows-repeated="2">
          <table:table-cell table:style-name="Default"/>
          <table:table-cell table:style-name="ce14"/>
          <table:table-cell table:style-name="Default" table:number-columns-repeated="3"/>
        </table:table-row>
        <table:table-row table:style-name="ro1">
          <table:table-cell table:style-name="Default"/>
          <table:table-cell table:style-name="ce14"/>
          <table:table-cell table:style-name="Default" table:number-columns-repeated="3"/>
        </table:table-row>
      </table:table>
      <table:table table:name="Лист6" table:style-name="ta1">
        <table:shapes>
          <draw:frame draw:z-index="0" draw:style-name="gr1" draw:text-style-name="P1" svg:width="10.129cm" svg:height="5.683cm" svg:x="16.064cm" svg:y="0.95cm">
            <draw:object draw:notify-on-update-of-ranges="Лист6.B7:Лист6.B18 Лист6.B6:Лист6.B6 Лист6.C7:Лист6.C18 Лист6.B7:Лист6.B18 Лист6.C6:Лист6.C6 Лист6.C7:Лист6.C18 Лист6.B7:Лист6.B18 Лист6.D6:Лист6.D6 Лист6.D7:Лист6.D18 Лист6.B7:Лист6.B18 Лист6.E6:Лист6.E6 Лист6.E7:Лист6.E1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5" table:default-cell-style-name="ce14"/>
        <table:table-column table:style-name="co5" table:number-columns-repeated="3" table:default-cell-style-name="ce38"/>
        <table:table-column table:style-name="co5" table:default-cell-style-name="ce39"/>
        <table:table-row table:style-name="ro1">
          <table:table-cell office:value-type="string" calcext:value-type="string">
            <text:p>a=</text:p>
          </table:table-cell>
          <table:table-cell table:style-name="ce14" office:value-type="float" office:value="9.5" calcext:value-type="float">
            <text:p>9,5</text:p>
          </table:table-cell>
          <table:table-cell table:style-name="ce14" office:value-type="string" calcext:value-type="string">
            <text:p>b=</text:p>
          </table:table-cell>
          <table:table-cell table:style-name="ce14" office:value-type="float" office:value="3.8" calcext:value-type="float">
            <text:p>3,8</text:p>
          </table:table-cell>
          <table:table-cell table:style-name="ce14"/>
        </table:table-row>
        <table:table-row table:style-name="ro1">
          <table:table-cell/>
          <table:table-cell table:style-name="ce14" table:number-columns-repeated="4"/>
        </table:table-row>
        <table:table-row table:style-name="ro1">
          <table:table-cell office:value-type="string" calcext:value-type="string">
            <text:p>x1=</text:p>
          </table:table-cell>
          <table:table-cell table:style-name="ce14" office:value-type="float" office:value="-2.4" calcext:value-type="float">
            <text:p>-2,4</text:p>
          </table:table-cell>
          <table:table-cell table:style-name="ce14" office:value-type="string" calcext:value-type="string">
            <text:p>x2=</text:p>
          </table:table-cell>
          <table:table-cell table:style-name="ce14" office:value-type="float" office:value="0.4" calcext:value-type="float">
            <text:p>0,4</text:p>
          </table:table-cell>
          <table:table-cell table:style-name="ce14"/>
        </table:table-row>
        <table:table-row table:style-name="ro1">
          <table:table-cell office:value-type="string" calcext:value-type="string">
            <text:p>h=</text:p>
          </table:table-cell>
          <table:table-cell table:style-name="ce14" office:value-type="float" office:value="0.2" calcext:value-type="float">
            <text:p>0,2</text:p>
          </table:table-cell>
          <table:table-cell table:style-name="ce14" table:number-columns-repeated="3"/>
        </table:table-row>
        <table:table-row table:style-name="ro1">
          <table:table-cell/>
          <table:table-cell table:style-name="ce14" table:number-columns-repeated="4"/>
        </table:table-row>
        <table:table-row table:style-name="ro1">
          <table:table-cell office:value-type="string" calcext:value-type="string">
            <text:p>№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y1</text:p>
          </table:table-cell>
          <table:table-cell table:style-name="ce14" office:value-type="string" calcext:value-type="string">
            <text:p>y2</text:p>
          </table:table-cell>
          <table:table-cell table:style-name="ce14" office:value-type="string" calcext:value-type="string">
            <text:p>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]" office:value-type="float" office:value="-2.4" calcext:value-type="float">
            <text:p>-2,40</text:p>
          </table:table-cell>
          <table:table-cell table:formula="of:=[.B$1]*TAN([.B7]^2)" office:value-type="float" office:value="-5.47959154028762" calcext:value-type="float">
            <text:p>-5,48</text:p>
          </table:table-cell>
          <table:table-cell table:formula="of:=[.D$1]+[.B7]^2/([.B7]^2+[.B$1])" office:value-type="float" office:value="4.17745740498034" calcext:value-type="float">
            <text:p>4,18</text:p>
          </table:table-cell>
          <table:table-cell table:formula="of:=IF([.B7]&lt;=-1;[.C7];[.D7])" office:value-type="float" office:value="-5.47959154028762" calcext:value-type="float">
            <text:p>-5,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F([.B7]&lt;[.$D$3];[.B7]+[.$B$4];&quot;стоп&quot;)" office:value-type="float" office:value="-2.2" calcext:value-type="float">
            <text:p>-2,20</text:p>
          </table:table-cell>
          <table:table-cell table:formula="of:=[.B$1]*TAN([.B8]^2)" office:value-type="float" office:value="-74.0404405917334" calcext:value-type="float">
            <text:p>-74,04</text:p>
          </table:table-cell>
          <table:table-cell table:formula="of:=[.D$1]+[.B8]^2/([.B8]^2+[.B$1])" office:value-type="float" office:value="4.13751743375174" calcext:value-type="float">
            <text:p>4,14</text:p>
          </table:table-cell>
          <table:table-cell table:formula="of:=IF([.B8]&lt;=-1;[.C8];[.D8])" office:value-type="float" office:value="-74.0404405917334" calcext:value-type="float">
            <text:p>-74,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[.B7]&lt;[.$D$3];[.B8]+[.$B$4];&quot;стоп&quot;)" office:value-type="float" office:value="-2" calcext:value-type="float">
            <text:p>-2,00</text:p>
          </table:table-cell>
          <table:table-cell table:formula="of:=[.B$1]*TAN([.B9]^2)" office:value-type="float" office:value="10.999302182321" calcext:value-type="float">
            <text:p>11,00</text:p>
          </table:table-cell>
          <table:table-cell table:formula="of:=[.D$1]+[.B9]^2/([.B9]^2+[.B$1])" office:value-type="float" office:value="4.0962962962963" calcext:value-type="float">
            <text:p>4,10</text:p>
          </table:table-cell>
          <table:table-cell table:formula="of:=IF([.B9]&lt;=-1;[.C9];[.D9])" office:value-type="float" office:value="10.999302182321" calcext:value-type="float">
            <text:p>11,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[.B7]&lt;[.$D$3];[.B9]+[.$B$4];&quot;стоп&quot;)" office:value-type="float" office:value="-1.8" calcext:value-type="float">
            <text:p>-1,80</text:p>
          </table:table-cell>
          <table:table-cell table:formula="of:=[.B$1]*TAN([.B10]^2)" office:value-type="float" office:value="0.93789928800641" calcext:value-type="float">
            <text:p>0,94</text:p>
          </table:table-cell>
          <table:table-cell table:formula="of:=[.D$1]+[.B10]^2/([.B10]^2+[.B$1])" office:value-type="float" office:value="4.05431711145997" calcext:value-type="float">
            <text:p>4,05</text:p>
          </table:table-cell>
          <table:table-cell table:formula="of:=IF([.B10]&lt;=-1;[.C10];[.D10])" office:value-type="float" office:value="0.93789928800641" calcext:value-type="float">
            <text:p>0,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[.B7]&lt;[.$D$3];[.B10]+[.$B$4];&quot;стоп&quot;)" office:value-type="float" office:value="-1.6" calcext:value-type="float">
            <text:p>-1,60</text:p>
          </table:table-cell>
          <table:table-cell table:formula="of:=[.B$1]*TAN([.B11]^2)" office:value-type="float" office:value="-6.24574765589147" calcext:value-type="float">
            <text:p>-6,25</text:p>
          </table:table-cell>
          <table:table-cell table:formula="of:=[.D$1]+[.B11]^2/([.B11]^2+[.B$1])" office:value-type="float" office:value="4.012271973466" calcext:value-type="float">
            <text:p>4,01</text:p>
          </table:table-cell>
          <table:table-cell table:formula="of:=IF([.B11]&lt;=-1;[.C11];[.D11])" office:value-type="float" office:value="-6.24574765589147" calcext:value-type="float">
            <text:p>-6,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[.B7]&lt;[.$D$3];[.B11]+[.$B$4];&quot;стоп&quot;)" office:value-type="float" office:value="-1.4" calcext:value-type="float">
            <text:p>-1,40</text:p>
          </table:table-cell>
          <table:table-cell table:formula="of:=[.B$1]*TAN([.B12]^2)" office:value-type="float" office:value="-23.1637068611204" calcext:value-type="float">
            <text:p>-23,16</text:p>
          </table:table-cell>
          <table:table-cell table:formula="of:=[.D$1]+[.B12]^2/([.B12]^2+[.B$1])" office:value-type="float" office:value="3.97102966841187" calcext:value-type="float">
            <text:p>3,97</text:p>
          </table:table-cell>
          <table:table-cell table:formula="of:=IF([.B12]&lt;=-1;[.C12];[.D12])" office:value-type="float" office:value="-23.1637068611204" calcext:value-type="float">
            <text:p>-23,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[.B7]&lt;[.$D$3];[.B12]+[.$B$4];&quot;стоп&quot;)" office:value-type="float" office:value="-1.2" calcext:value-type="float">
            <text:p>-1,20</text:p>
          </table:table-cell>
          <table:table-cell table:formula="of:=[.B$1]*TAN([.B13]^2)" office:value-type="float" office:value="72.2173475892443" calcext:value-type="float">
            <text:p>72,22</text:p>
          </table:table-cell>
          <table:table-cell table:formula="of:=[.D$1]+[.B13]^2/([.B13]^2+[.B$1])" office:value-type="float" office:value="3.93162705667276" calcext:value-type="float">
            <text:p>3,93</text:p>
          </table:table-cell>
          <table:table-cell table:formula="of:=IF([.B13]&lt;=-1;[.C13];[.D13])" office:value-type="float" office:value="72.2173475892443" calcext:value-type="float">
            <text:p>72,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[.B7]&lt;[.$D$3];[.B13]+[.$B$4];&quot;стоп&quot;)" office:value-type="float" office:value="-1" calcext:value-type="float">
            <text:p>-1,00</text:p>
          </table:table-cell>
          <table:table-cell table:formula="of:=[.B$1]*TAN([.B14]^2)" office:value-type="float" office:value="14.7953733842216" calcext:value-type="float">
            <text:p>14,80</text:p>
          </table:table-cell>
          <table:table-cell table:formula="of:=[.D$1]+[.B14]^2/([.B14]^2+[.B$1])" office:value-type="float" office:value="3.8952380952381" calcext:value-type="float">
            <text:p>3,90</text:p>
          </table:table-cell>
          <table:table-cell table:formula="of:=IF([.B14]&lt;=-1;[.C14];[.D14])" office:value-type="float" office:value="14.7953733842216" calcext:value-type="float">
            <text:p>14,8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[.B7]&lt;[.$D$3];[.B14]+[.$B$4];&quot;стоп&quot;)" office:value-type="float" office:value="-0.8" calcext:value-type="float">
            <text:p>-0,80</text:p>
          </table:table-cell>
          <table:table-cell table:formula="of:=[.B$1]*TAN([.B15]^2)" office:value-type="float" office:value="7.07316631109916" calcext:value-type="float">
            <text:p>7,07</text:p>
          </table:table-cell>
          <table:table-cell table:formula="of:=[.D$1]+[.B15]^2/([.B15]^2+[.B$1])" office:value-type="float" office:value="3.86311637080868" calcext:value-type="float">
            <text:p>3,86</text:p>
          </table:table-cell>
          <table:table-cell table:formula="of:=IF([.B15]&lt;=-1;[.C15];[.D15])" office:value-type="float" office:value="3.86311637080868" calcext:value-type="float">
            <text:p>3,8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[.B7]&lt;[.$D$3];[.B15]+[.$B$4];&quot;стоп&quot;)" office:value-type="float" office:value="-0.6" calcext:value-type="float">
            <text:p>-0,60</text:p>
          </table:table-cell>
          <table:table-cell table:formula="of:=[.B$1]*TAN([.B16]^2)" office:value-type="float" office:value="3.57582709059926" calcext:value-type="float">
            <text:p>3,58</text:p>
          </table:table-cell>
          <table:table-cell table:formula="of:=[.D$1]+[.B16]^2/([.B16]^2+[.B$1])" office:value-type="float" office:value="3.83651115618661" calcext:value-type="float">
            <text:p>3,84</text:p>
          </table:table-cell>
          <table:table-cell table:formula="of:=IF([.B16]&lt;=-1;[.C16];[.D16])" office:value-type="float" office:value="3.83651115618661" calcext:value-type="float">
            <text:p>3,8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B7]&lt;[.$D$3];[.B16]+[.$B$4];&quot;стоп&quot;)" office:value-type="float" office:value="-0.4" calcext:value-type="float">
            <text:p>-0,40</text:p>
          </table:table-cell>
          <table:table-cell table:formula="of:=[.B$1]*TAN([.B17]^2)" office:value-type="float" office:value="1.5331048769845" calcext:value-type="float">
            <text:p>1,53</text:p>
          </table:table-cell>
          <table:table-cell table:formula="of:=[.D$1]+[.B17]^2/([.B17]^2+[.B$1])" office:value-type="float" office:value="3.81656314699793" calcext:value-type="float">
            <text:p>3,82</text:p>
          </table:table-cell>
          <table:table-cell table:formula="of:=IF([.B17]&lt;=-1;[.C17];[.D17])" office:value-type="float" office:value="3.81656314699793" calcext:value-type="float">
            <text:p>3,82</text:p>
          </table:table-cell>
        </table:table-row>
        <table:table-row table:style-name="ro1">
          <table:table-cell/>
          <table:table-cell table:style-name="ce14" office:value-type="string" calcext:value-type="string">
            <text:p>стоп</text:p>
          </table:table-cell>
          <table:table-cell table:style-name="ce14" table:number-columns-repeated="3"/>
        </table:table-row>
      </table:table>
      <table:table table:name="Лист7" table:style-name="ta1">
        <table:table-column table:style-name="co5" table:default-cell-style-name="Default"/>
        <table:table-column table:style-name="co5" table:number-columns-repeated="9" table:default-cell-style-name="ce40"/>
        <table:table-row table:style-name="ro1">
          <table:table-cell table:style-name="ce35" office:value-type="string" calcext:value-type="string" table:number-columns-spanned="5" table:number-rows-spanned="1">
            <text:p>Таблица умножения</text:p>
          </table:table-cell>
          <table:covered-table-cell table:number-columns-repeated="4" table:style-name="Default"/>
          <table:table-cell table:style-name="Default" table:number-columns-repeated="5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A4]*[.B$3]" office:value-type="float" office:value="1" calcext:value-type="float">
            <text:p>1</text:p>
          </table:table-cell>
          <table:table-cell table:formula="of:=[.$A4]*[.C$3]" office:value-type="float" office:value="2" calcext:value-type="float">
            <text:p>2</text:p>
          </table:table-cell>
          <table:table-cell table:formula="of:=[.$A4]*[.D$3]" office:value-type="float" office:value="3" calcext:value-type="float">
            <text:p>3</text:p>
          </table:table-cell>
          <table:table-cell table:formula="of:=[.$A4]*[.E$3]" office:value-type="float" office:value="4" calcext:value-type="float">
            <text:p>4</text:p>
          </table:table-cell>
          <table:table-cell table:formula="of:=[.$A4]*[.F$3]" office:value-type="float" office:value="5" calcext:value-type="float">
            <text:p>5</text:p>
          </table:table-cell>
          <table:table-cell table:formula="of:=[.$A4]*[.G$3]" office:value-type="float" office:value="6" calcext:value-type="float">
            <text:p>6</text:p>
          </table:table-cell>
          <table:table-cell table:formula="of:=[.$A4]*[.H$3]" office:value-type="float" office:value="7" calcext:value-type="float">
            <text:p>7</text:p>
          </table:table-cell>
          <table:table-cell table:formula="of:=[.$A4]*[.I$3]" office:value-type="float" office:value="8" calcext:value-type="float">
            <text:p>8</text:p>
          </table:table-cell>
          <table:table-cell table:formula="of:=[.$A4]*[.J$3]"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A5]*[.B$3]" office:value-type="float" office:value="2" calcext:value-type="float">
            <text:p>2</text:p>
          </table:table-cell>
          <table:table-cell table:formula="of:=[.$A5]*[.C$3]" office:value-type="float" office:value="4" calcext:value-type="float">
            <text:p>4</text:p>
          </table:table-cell>
          <table:table-cell table:formula="of:=[.$A5]*[.D$3]" office:value-type="float" office:value="6" calcext:value-type="float">
            <text:p>6</text:p>
          </table:table-cell>
          <table:table-cell table:formula="of:=[.$A5]*[.E$3]" office:value-type="float" office:value="8" calcext:value-type="float">
            <text:p>8</text:p>
          </table:table-cell>
          <table:table-cell table:formula="of:=[.$A5]*[.F$3]" office:value-type="float" office:value="10" calcext:value-type="float">
            <text:p>10</text:p>
          </table:table-cell>
          <table:table-cell table:formula="of:=[.$A5]*[.G$3]" office:value-type="float" office:value="12" calcext:value-type="float">
            <text:p>12</text:p>
          </table:table-cell>
          <table:table-cell table:formula="of:=[.$A5]*[.H$3]" office:value-type="float" office:value="14" calcext:value-type="float">
            <text:p>14</text:p>
          </table:table-cell>
          <table:table-cell table:formula="of:=[.$A5]*[.I$3]" office:value-type="float" office:value="16" calcext:value-type="float">
            <text:p>16</text:p>
          </table:table-cell>
          <table:table-cell table:formula="of:=[.$A5]*[.J$3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A6]*[.B$3]" office:value-type="float" office:value="3" calcext:value-type="float">
            <text:p>3</text:p>
          </table:table-cell>
          <table:table-cell table:formula="of:=[.$A6]*[.C$3]" office:value-type="float" office:value="6" calcext:value-type="float">
            <text:p>6</text:p>
          </table:table-cell>
          <table:table-cell table:formula="of:=[.$A6]*[.D$3]" office:value-type="float" office:value="9" calcext:value-type="float">
            <text:p>9</text:p>
          </table:table-cell>
          <table:table-cell table:formula="of:=[.$A6]*[.E$3]" office:value-type="float" office:value="12" calcext:value-type="float">
            <text:p>12</text:p>
          </table:table-cell>
          <table:table-cell table:formula="of:=[.$A6]*[.F$3]" office:value-type="float" office:value="15" calcext:value-type="float">
            <text:p>15</text:p>
          </table:table-cell>
          <table:table-cell table:formula="of:=[.$A6]*[.G$3]" office:value-type="float" office:value="18" calcext:value-type="float">
            <text:p>18</text:p>
          </table:table-cell>
          <table:table-cell table:formula="of:=[.$A6]*[.H$3]" office:value-type="float" office:value="21" calcext:value-type="float">
            <text:p>21</text:p>
          </table:table-cell>
          <table:table-cell table:formula="of:=[.$A6]*[.I$3]" office:value-type="float" office:value="24" calcext:value-type="float">
            <text:p>24</text:p>
          </table:table-cell>
          <table:table-cell table:formula="of:=[.$A6]*[.J$3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A7]*[.B$3]" office:value-type="float" office:value="4" calcext:value-type="float">
            <text:p>4</text:p>
          </table:table-cell>
          <table:table-cell table:formula="of:=[.$A7]*[.C$3]" office:value-type="float" office:value="8" calcext:value-type="float">
            <text:p>8</text:p>
          </table:table-cell>
          <table:table-cell table:formula="of:=[.$A7]*[.D$3]" office:value-type="float" office:value="12" calcext:value-type="float">
            <text:p>12</text:p>
          </table:table-cell>
          <table:table-cell table:formula="of:=[.$A7]*[.E$3]" office:value-type="float" office:value="16" calcext:value-type="float">
            <text:p>16</text:p>
          </table:table-cell>
          <table:table-cell table:formula="of:=[.$A7]*[.F$3]" office:value-type="float" office:value="20" calcext:value-type="float">
            <text:p>20</text:p>
          </table:table-cell>
          <table:table-cell table:formula="of:=[.$A7]*[.G$3]" office:value-type="float" office:value="24" calcext:value-type="float">
            <text:p>24</text:p>
          </table:table-cell>
          <table:table-cell table:formula="of:=[.$A7]*[.H$3]" office:value-type="float" office:value="28" calcext:value-type="float">
            <text:p>28</text:p>
          </table:table-cell>
          <table:table-cell table:formula="of:=[.$A7]*[.I$3]" office:value-type="float" office:value="32" calcext:value-type="float">
            <text:p>32</text:p>
          </table:table-cell>
          <table:table-cell table:formula="of:=[.$A7]*[.J$3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A8]*[.B$3]" office:value-type="float" office:value="5" calcext:value-type="float">
            <text:p>5</text:p>
          </table:table-cell>
          <table:table-cell table:formula="of:=[.$A8]*[.C$3]" office:value-type="float" office:value="10" calcext:value-type="float">
            <text:p>10</text:p>
          </table:table-cell>
          <table:table-cell table:formula="of:=[.$A8]*[.D$3]" office:value-type="float" office:value="15" calcext:value-type="float">
            <text:p>15</text:p>
          </table:table-cell>
          <table:table-cell table:formula="of:=[.$A8]*[.E$3]" office:value-type="float" office:value="20" calcext:value-type="float">
            <text:p>20</text:p>
          </table:table-cell>
          <table:table-cell table:formula="of:=[.$A8]*[.F$3]" office:value-type="float" office:value="25" calcext:value-type="float">
            <text:p>25</text:p>
          </table:table-cell>
          <table:table-cell table:formula="of:=[.$A8]*[.G$3]" office:value-type="float" office:value="30" calcext:value-type="float">
            <text:p>30</text:p>
          </table:table-cell>
          <table:table-cell table:formula="of:=[.$A8]*[.H$3]" office:value-type="float" office:value="35" calcext:value-type="float">
            <text:p>35</text:p>
          </table:table-cell>
          <table:table-cell table:formula="of:=[.$A8]*[.I$3]" office:value-type="float" office:value="40" calcext:value-type="float">
            <text:p>40</text:p>
          </table:table-cell>
          <table:table-cell table:formula="of:=[.$A8]*[.J$3]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A9]*[.B$3]" office:value-type="float" office:value="6" calcext:value-type="float">
            <text:p>6</text:p>
          </table:table-cell>
          <table:table-cell table:formula="of:=[.$A9]*[.C$3]" office:value-type="float" office:value="12" calcext:value-type="float">
            <text:p>12</text:p>
          </table:table-cell>
          <table:table-cell table:formula="of:=[.$A9]*[.D$3]" office:value-type="float" office:value="18" calcext:value-type="float">
            <text:p>18</text:p>
          </table:table-cell>
          <table:table-cell table:formula="of:=[.$A9]*[.E$3]" office:value-type="float" office:value="24" calcext:value-type="float">
            <text:p>24</text:p>
          </table:table-cell>
          <table:table-cell table:formula="of:=[.$A9]*[.F$3]" office:value-type="float" office:value="30" calcext:value-type="float">
            <text:p>30</text:p>
          </table:table-cell>
          <table:table-cell table:formula="of:=[.$A9]*[.G$3]" office:value-type="float" office:value="36" calcext:value-type="float">
            <text:p>36</text:p>
          </table:table-cell>
          <table:table-cell table:formula="of:=[.$A9]*[.H$3]" office:value-type="float" office:value="42" calcext:value-type="float">
            <text:p>42</text:p>
          </table:table-cell>
          <table:table-cell table:formula="of:=[.$A9]*[.I$3]" office:value-type="float" office:value="48" calcext:value-type="float">
            <text:p>48</text:p>
          </table:table-cell>
          <table:table-cell table:formula="of:=[.$A9]*[.J$3]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A10]*[.B$3]" office:value-type="float" office:value="7" calcext:value-type="float">
            <text:p>7</text:p>
          </table:table-cell>
          <table:table-cell table:formula="of:=[.$A10]*[.C$3]" office:value-type="float" office:value="14" calcext:value-type="float">
            <text:p>14</text:p>
          </table:table-cell>
          <table:table-cell table:formula="of:=[.$A10]*[.D$3]" office:value-type="float" office:value="21" calcext:value-type="float">
            <text:p>21</text:p>
          </table:table-cell>
          <table:table-cell table:formula="of:=[.$A10]*[.E$3]" office:value-type="float" office:value="28" calcext:value-type="float">
            <text:p>28</text:p>
          </table:table-cell>
          <table:table-cell table:formula="of:=[.$A10]*[.F$3]" office:value-type="float" office:value="35" calcext:value-type="float">
            <text:p>35</text:p>
          </table:table-cell>
          <table:table-cell table:formula="of:=[.$A10]*[.G$3]" office:value-type="float" office:value="42" calcext:value-type="float">
            <text:p>42</text:p>
          </table:table-cell>
          <table:table-cell table:formula="of:=[.$A10]*[.H$3]" office:value-type="float" office:value="49" calcext:value-type="float">
            <text:p>49</text:p>
          </table:table-cell>
          <table:table-cell table:formula="of:=[.$A10]*[.I$3]" office:value-type="float" office:value="56" calcext:value-type="float">
            <text:p>56</text:p>
          </table:table-cell>
          <table:table-cell table:formula="of:=[.$A10]*[.J$3]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A11]*[.B$3]" office:value-type="float" office:value="8" calcext:value-type="float">
            <text:p>8</text:p>
          </table:table-cell>
          <table:table-cell table:formula="of:=[.$A11]*[.C$3]" office:value-type="float" office:value="16" calcext:value-type="float">
            <text:p>16</text:p>
          </table:table-cell>
          <table:table-cell table:formula="of:=[.$A11]*[.D$3]" office:value-type="float" office:value="24" calcext:value-type="float">
            <text:p>24</text:p>
          </table:table-cell>
          <table:table-cell table:formula="of:=[.$A11]*[.E$3]" office:value-type="float" office:value="32" calcext:value-type="float">
            <text:p>32</text:p>
          </table:table-cell>
          <table:table-cell table:formula="of:=[.$A11]*[.F$3]" office:value-type="float" office:value="40" calcext:value-type="float">
            <text:p>40</text:p>
          </table:table-cell>
          <table:table-cell table:formula="of:=[.$A11]*[.G$3]" office:value-type="float" office:value="48" calcext:value-type="float">
            <text:p>48</text:p>
          </table:table-cell>
          <table:table-cell table:formula="of:=[.$A11]*[.H$3]" office:value-type="float" office:value="56" calcext:value-type="float">
            <text:p>56</text:p>
          </table:table-cell>
          <table:table-cell table:formula="of:=[.$A11]*[.I$3]" office:value-type="float" office:value="64" calcext:value-type="float">
            <text:p>64</text:p>
          </table:table-cell>
          <table:table-cell table:formula="of:=[.$A11]*[.J$3]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A12]*[.B$3]" office:value-type="float" office:value="9" calcext:value-type="float">
            <text:p>9</text:p>
          </table:table-cell>
          <table:table-cell table:formula="of:=[.$A12]*[.C$3]" office:value-type="float" office:value="18" calcext:value-type="float">
            <text:p>18</text:p>
          </table:table-cell>
          <table:table-cell table:formula="of:=[.$A12]*[.D$3]" office:value-type="float" office:value="27" calcext:value-type="float">
            <text:p>27</text:p>
          </table:table-cell>
          <table:table-cell table:formula="of:=[.$A12]*[.E$3]" office:value-type="float" office:value="36" calcext:value-type="float">
            <text:p>36</text:p>
          </table:table-cell>
          <table:table-cell table:formula="of:=[.$A12]*[.F$3]" office:value-type="float" office:value="45" calcext:value-type="float">
            <text:p>45</text:p>
          </table:table-cell>
          <table:table-cell table:formula="of:=[.$A12]*[.G$3]" office:value-type="float" office:value="54" calcext:value-type="float">
            <text:p>54</text:p>
          </table:table-cell>
          <table:table-cell table:formula="of:=[.$A12]*[.H$3]" office:value-type="float" office:value="63" calcext:value-type="float">
            <text:p>63</text:p>
          </table:table-cell>
          <table:table-cell table:formula="of:=[.$A12]*[.I$3]" office:value-type="float" office:value="72" calcext:value-type="float">
            <text:p>72</text:p>
          </table:table-cell>
          <table:table-cell table:formula="of:=[.$A12]*[.J$3]" office:value-type="float" office:value="81" calcext:value-type="float">
            <text:p>81</text:p>
          </table:table-cell>
        </table:table-row>
      </table:table>
      <table:table table:name="Лист8" table:style-name="ta1">
        <table:table-column table:style-name="co5" table:number-columns-repeated="7" table:default-cell-style-name="ce14"/>
        <table:table-row table:style-name="ro1">
          <table:table-cell table:style-name="ce35" office:value-type="string" calcext:value-type="string" table:number-columns-spanned="5" table:number-rows-spanned="1">
            <text:p>Вычисление значений функции z</text:p>
          </table:table-cell>
          <table:covered-table-cell table:number-columns-repeated="4" table:style-name="Default"/>
          <table:table-cell table:style-name="Default" table:number-columns-repeated="2"/>
        </table:table-row>
        <table:table-row table:style-name="ro1">
          <table:table-cell table:style-name="Default" table:number-columns-repeated="7"/>
        </table:table-row>
        <table:table-row table:style-name="ro1">
          <table:table-cell office:value-type="string" calcext:value-type="string">
            <text:p>Y/X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*(1+[.B3])/(4*[.A4])" office:value-type="float" office:value="-0.75" calcext:value-type="float">
            <text:p>-0,75</text:p>
          </table:table-cell>
          <table:table-cell table:formula="of:=1*(1+[.C3])/(4*[.A4])" office:value-type="float" office:value="-0.25" calcext:value-type="float">
            <text:p>-0,25</text:p>
          </table:table-cell>
          <table:table-cell table:formula="of:=1*(1+[.D3])/(4*[.A4])" office:value-type="float" office:value="0.25" calcext:value-type="float">
            <text:p>0,25</text:p>
          </table:table-cell>
          <table:table-cell table:formula="of:=1*(1+[.E3])/(4*[.A4])" office:value-type="float" office:value="0.75" calcext:value-type="float">
            <text:p>0,75</text:p>
          </table:table-cell>
          <table:table-cell table:formula="of:=1*(1+[.F3])/(4*[.A4])" office:value-type="float" office:value="1.25" calcext:value-type="float">
            <text:p>1,25</text:p>
          </table:table-cell>
          <table:table-cell table:formula="of:=1*(1+[.G3])/(4*[.A4])" office:value-type="float" office:value="1.75" calcext:value-type="float">
            <text:p>1,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1+[.B3])/(4*[.A5])" office:value-type="float" office:value="-0.1875" calcext:value-type="float">
            <text:p>-0,1875</text:p>
          </table:table-cell>
          <table:table-cell table:formula="of:=1*(1+[.C3])/(4*[.A5])" office:value-type="float" office:value="-0.0625" calcext:value-type="float">
            <text:p>-0,0625</text:p>
          </table:table-cell>
          <table:table-cell table:formula="of:=1*(1+[.D3])/(4*[.A5])" office:value-type="float" office:value="0.0625" calcext:value-type="float">
            <text:p>0,0625</text:p>
          </table:table-cell>
          <table:table-cell table:formula="of:=1*(1+[.E3])/(4*[.A5])" office:value-type="float" office:value="0.1875" calcext:value-type="float">
            <text:p>0,1875</text:p>
          </table:table-cell>
          <table:table-cell table:formula="of:=1*(1+[.F3])/(4*[.A5])" office:value-type="float" office:value="0.3125" calcext:value-type="float">
            <text:p>0,3125</text:p>
          </table:table-cell>
          <table:table-cell table:formula="of:=1*(1+[.G3])/(4*[.A5])" office:value-type="float" office:value="0.4375" calcext:value-type="float">
            <text:p>0,43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1*(1+[.B3])/(4*[.A6])" office:value-type="float" office:value="-0.107142857142857" calcext:value-type="float">
            <text:p>-0,107142857142857</text:p>
          </table:table-cell>
          <table:table-cell table:formula="of:=1*(1+[.C3])/(4*[.A6])" office:value-type="float" office:value="-0.0357142857142857" calcext:value-type="float">
            <text:p>-0,0357142857142857</text:p>
          </table:table-cell>
          <table:table-cell table:formula="of:=1*(1+[.D3])/(4*[.A6])" office:value-type="float" office:value="0.0357142857142857" calcext:value-type="float">
            <text:p>0,0357142857142857</text:p>
          </table:table-cell>
          <table:table-cell table:formula="of:=1*(1+[.E3])/(4*[.A6])" office:value-type="float" office:value="0.107142857142857" calcext:value-type="float">
            <text:p>0,107142857142857</text:p>
          </table:table-cell>
          <table:table-cell table:formula="of:=1*(1+[.F3])/(4*[.A6])" office:value-type="float" office:value="0.178571428571429" calcext:value-type="float">
            <text:p>0,178571428571429</text:p>
          </table:table-cell>
          <table:table-cell table:formula="of:=1*(1+[.G3])/(4*[.A6])" office:value-type="float" office:value="0.25" calcext:value-type="float">
            <text:p>0,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1*(1+[.B3])/(4*[.A7])" office:value-type="float" office:value="-0.075" calcext:value-type="float">
            <text:p>-0,075</text:p>
          </table:table-cell>
          <table:table-cell table:formula="of:=1*(1+[.C3])/(4*[.A7])" office:value-type="float" office:value="-0.025" calcext:value-type="float">
            <text:p>-0,025</text:p>
          </table:table-cell>
          <table:table-cell table:formula="of:=1*(1+[.D3])/(4*[.A7])" office:value-type="float" office:value="0.025" calcext:value-type="float">
            <text:p>0,025</text:p>
          </table:table-cell>
          <table:table-cell table:formula="of:=1*(1+[.E3])/(4*[.A7])" office:value-type="float" office:value="0.075" calcext:value-type="float">
            <text:p>0,075</text:p>
          </table:table-cell>
          <table:table-cell table:formula="of:=1*(1+[.F3])/(4*[.A7])" office:value-type="float" office:value="0.125" calcext:value-type="float">
            <text:p>0,125</text:p>
          </table:table-cell>
          <table:table-cell table:formula="of:=1*(1+[.G3])/(4*[.A7])" office:value-type="float" office:value="0.175" calcext:value-type="float">
            <text:p>0,17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1*(1+[.B3])/(4*[.A8])" office:value-type="float" office:value="-0.0576923076923077" calcext:value-type="float">
            <text:p>-0,0576923076923077</text:p>
          </table:table-cell>
          <table:table-cell table:formula="of:=1*(1+[.C3])/(4*[.A8])" office:value-type="float" office:value="-0.0192307692307692" calcext:value-type="float">
            <text:p>-0,0192307692307692</text:p>
          </table:table-cell>
          <table:table-cell table:formula="of:=1*(1+[.D3])/(4*[.A8])" office:value-type="float" office:value="0.0192307692307692" calcext:value-type="float">
            <text:p>0,0192307692307692</text:p>
          </table:table-cell>
          <table:table-cell table:formula="of:=1*(1+[.E3])/(4*[.A8])" office:value-type="float" office:value="0.0576923076923077" calcext:value-type="float">
            <text:p>0,0576923076923077</text:p>
          </table:table-cell>
          <table:table-cell table:formula="of:=1*(1+[.F3])/(4*[.A8])" office:value-type="float" office:value="0.0961538461538462" calcext:value-type="float">
            <text:p>0,0961538461538462</text:p>
          </table:table-cell>
          <table:table-cell table:formula="of:=1*(1+[.G3])/(4*[.A8])" office:value-type="float" office:value="0.134615384615385" calcext:value-type="float">
            <text:p>0,13461538461538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1*(1+[.B3])/(4*[.A9])" office:value-type="float" office:value="-0.046875" calcext:value-type="float">
            <text:p>-0,046875</text:p>
          </table:table-cell>
          <table:table-cell table:formula="of:=1*(1+[.C3])/(4*[.A9])" office:value-type="float" office:value="-0.015625" calcext:value-type="float">
            <text:p>-0,015625</text:p>
          </table:table-cell>
          <table:table-cell table:formula="of:=1*(1+[.D3])/(4*[.A9])" office:value-type="float" office:value="0.015625" calcext:value-type="float">
            <text:p>0,015625</text:p>
          </table:table-cell>
          <table:table-cell table:formula="of:=1*(1+[.E3])/(4*[.A9])" office:value-type="float" office:value="0.046875" calcext:value-type="float">
            <text:p>0,046875</text:p>
          </table:table-cell>
          <table:table-cell table:formula="of:=1*(1+[.F3])/(4*[.A9])" office:value-type="float" office:value="0.078125" calcext:value-type="float">
            <text:p>0,078125</text:p>
          </table:table-cell>
          <table:table-cell table:formula="of:=1*(1+[.G3])/(4*[.A9])" office:value-type="float" office:value="0.109375" calcext:value-type="float">
            <text:p>0,109375</text:p>
          </table:table-cell>
        </table:table-row>
        <table:table-row table:style-name="ro1">
          <table:table-cell table:number-columns-repeated="7"/>
        </table:table-row>
      </table:table>
      <table:table table:name="Лист9" table:style-name="ta1">
        <table:table-column table:style-name="co5" table:number-columns-repeated="7" table:default-cell-style-name="Default"/>
        <table:table-row table:style-name="ro1">
          <table:table-cell office:value-type="string" calcext:value-type="string">
            <text:p>Y/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([.A2]-7)/5*[.B$1]" office:value-type="float" office:value="-1.6" calcext:value-type="float">
            <text:p>-1,6</text:p>
          </table:table-cell>
          <table:table-cell table:formula="of:=([.B2]-7)/5*[.C$1]" office:value-type="float" office:value="-3.44" calcext:value-type="float">
            <text:p>-3,44</text:p>
          </table:table-cell>
          <table:table-cell table:formula="of:=([.C2]-7)/5*[.D$1]" office:value-type="float" office:value="-6.264" calcext:value-type="float">
            <text:p>-6,264</text:p>
          </table:table-cell>
          <table:table-cell table:formula="of:=([.D2]-7)/5*[.E$1]" office:value-type="float" office:value="-10.6112" calcext:value-type="float">
            <text:p>-10,6112</text:p>
          </table:table-cell>
          <table:table-cell table:formula="of:=([.E2]-7)/5*[.F$1]" office:value-type="float" office:value="-17.6112" calcext:value-type="float">
            <text:p>-17,6112</text:p>
          </table:table-cell>
          <table:table-cell table:formula="of:=([.F2]-7)/5*[.G$1]" office:value-type="float" office:value="-29.53344" calcext:value-type="float">
            <text:p>-29,533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A3]-7)/5*[.B$1]" office:value-type="float" office:value="-1" calcext:value-type="float">
            <text:p>-1</text:p>
          </table:table-cell>
          <table:table-cell table:formula="of:=([.B3]-7)/5*[.C$1]" office:value-type="float" office:value="-3.2" calcext:value-type="float">
            <text:p>-3,2</text:p>
          </table:table-cell>
          <table:table-cell table:formula="of:=([.C3]-7)/5*[.D$1]" office:value-type="float" office:value="-6.12" calcext:value-type="float">
            <text:p>-6,12</text:p>
          </table:table-cell>
          <table:table-cell table:formula="of:=([.D3]-7)/5*[.E$1]" office:value-type="float" office:value="-10.496" calcext:value-type="float">
            <text:p>-10,496</text:p>
          </table:table-cell>
          <table:table-cell table:formula="of:=([.E3]-7)/5*[.F$1]" office:value-type="float" office:value="-17.496" calcext:value-type="float">
            <text:p>-17,496</text:p>
          </table:table-cell>
          <table:table-cell table:formula="of:=([.F3]-7)/5*[.G$1]" office:value-type="float" office:value="-29.3952" calcext:value-type="float">
            <text:p>-29,39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.A4]-7)/5*[.B$1]" office:value-type="float" office:value="-0.4" calcext:value-type="float">
            <text:p>-0,4</text:p>
          </table:table-cell>
          <table:table-cell table:formula="of:=([.B4]-7)/5*[.C$1]" office:value-type="float" office:value="-2.96" calcext:value-type="float">
            <text:p>-2,96</text:p>
          </table:table-cell>
          <table:table-cell table:formula="of:=([.C4]-7)/5*[.D$1]" office:value-type="float" office:value="-5.976" calcext:value-type="float">
            <text:p>-5,976</text:p>
          </table:table-cell>
          <table:table-cell table:formula="of:=([.D4]-7)/5*[.E$1]" office:value-type="float" office:value="-10.3808" calcext:value-type="float">
            <text:p>-10,3808</text:p>
          </table:table-cell>
          <table:table-cell table:formula="of:=([.E4]-7)/5*[.F$1]" office:value-type="float" office:value="-17.3808" calcext:value-type="float">
            <text:p>-17,3808</text:p>
          </table:table-cell>
          <table:table-cell table:formula="of:=([.F4]-7)/5*[.G$1]" office:value-type="float" office:value="-29.25696" calcext:value-type="float">
            <text:p>-29,2569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.A5]-7)/5*[.B$1]" office:value-type="float" office:value="0" calcext:value-type="float">
            <text:p>0</text:p>
          </table:table-cell>
          <table:table-cell table:formula="of:=([.B5]-7)/5*[.C$1]" office:value-type="float" office:value="-2.8" calcext:value-type="float">
            <text:p>-2,8</text:p>
          </table:table-cell>
          <table:table-cell table:formula="of:=([.C5]-7)/5*[.D$1]" office:value-type="float" office:value="-5.88" calcext:value-type="float">
            <text:p>-5,88</text:p>
          </table:table-cell>
          <table:table-cell table:formula="of:=([.D5]-7)/5*[.E$1]" office:value-type="float" office:value="-10.304" calcext:value-type="float">
            <text:p>-10,304</text:p>
          </table:table-cell>
          <table:table-cell table:formula="of:=([.E5]-7)/5*[.F$1]" office:value-type="float" office:value="-17.304" calcext:value-type="float">
            <text:p>-17,304</text:p>
          </table:table-cell>
          <table:table-cell table:formula="of:=([.F5]-7)/5*[.G$1]" office:value-type="float" office:value="-29.1648" calcext:value-type="float">
            <text:p>-29,16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.A6]-7)/5*[.B$1]" office:value-type="float" office:value="0.4" calcext:value-type="float">
            <text:p>0,4</text:p>
          </table:table-cell>
          <table:table-cell table:formula="of:=([.B6]-7)/5*[.C$1]" office:value-type="float" office:value="-2.64" calcext:value-type="float">
            <text:p>-2,64</text:p>
          </table:table-cell>
          <table:table-cell table:formula="of:=([.C6]-7)/5*[.D$1]" office:value-type="float" office:value="-5.784" calcext:value-type="float">
            <text:p>-5,784</text:p>
          </table:table-cell>
          <table:table-cell table:formula="of:=([.D6]-7)/5*[.E$1]" office:value-type="float" office:value="-10.2272" calcext:value-type="float">
            <text:p>-10,2272</text:p>
          </table:table-cell>
          <table:table-cell table:formula="of:=([.E6]-7)/5*[.F$1]" office:value-type="float" office:value="-17.2272" calcext:value-type="float">
            <text:p>-17,2272</text:p>
          </table:table-cell>
          <table:table-cell table:formula="of:=([.F6]-7)/5*[.G$1]" office:value-type="float" office:value="-29.07264" calcext:value-type="float">
            <text:p>-29,072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[.A7]-7)/5*[.B$1]" office:value-type="float" office:value="0.8" calcext:value-type="float">
            <text:p>0,8</text:p>
          </table:table-cell>
          <table:table-cell table:formula="of:=([.B7]-7)/5*[.C$1]" office:value-type="float" office:value="-2.48" calcext:value-type="float">
            <text:p>-2,48</text:p>
          </table:table-cell>
          <table:table-cell table:formula="of:=([.C7]-7)/5*[.D$1]" office:value-type="float" office:value="-5.688" calcext:value-type="float">
            <text:p>-5,688</text:p>
          </table:table-cell>
          <table:table-cell table:formula="of:=([.D7]-7)/5*[.E$1]" office:value-type="float" office:value="-10.1504" calcext:value-type="float">
            <text:p>-10,1504</text:p>
          </table:table-cell>
          <table:table-cell table:formula="of:=([.E7]-7)/5*[.F$1]" office:value-type="float" office:value="-17.1504" calcext:value-type="float">
            <text:p>-17,1504</text:p>
          </table:table-cell>
          <table:table-cell table:formula="of:=([.F7]-7)/5*[.G$1]" office:value-type="float" office:value="-28.98048" calcext:value-type="float">
            <text:p>-28,980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[.A8]-7)/5*[.B$1]" office:value-type="float" office:value="1.4" calcext:value-type="float">
            <text:p>1,4</text:p>
          </table:table-cell>
          <table:table-cell table:formula="of:=([.B8]-7)/5*[.C$1]" office:value-type="float" office:value="-2.24" calcext:value-type="float">
            <text:p>-2,24</text:p>
          </table:table-cell>
          <table:table-cell table:formula="of:=([.C8]-7)/5*[.D$1]" office:value-type="float" office:value="-5.544" calcext:value-type="float">
            <text:p>-5,544</text:p>
          </table:table-cell>
          <table:table-cell table:formula="of:=([.D8]-7)/5*[.E$1]" office:value-type="float" office:value="-10.0352" calcext:value-type="float">
            <text:p>-10,0352</text:p>
          </table:table-cell>
          <table:table-cell table:formula="of:=([.E8]-7)/5*[.F$1]" office:value-type="float" office:value="-17.0352" calcext:value-type="float">
            <text:p>-17,0352</text:p>
          </table:table-cell>
          <table:table-cell table:formula="of:=([.F8]-7)/5*[.G$1]" office:value-type="float" office:value="-28.84224" calcext:value-type="float">
            <text:p>-28,842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>RUB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>RUB</number:currency-symbol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9P0" style:volatile="true">
      <number:number number:decimal-places="2" number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9P0"/>
    </number:currency-style>
    <number:number-style style:name="N120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0T19:28:02.655000000</meta:creation-date>
    <dc:date>2025-09-27T03:06:56.157935900</dc:date>
    <meta:editing-duration>PT1H44M57S</meta:editing-duration>
    <meta:editing-cycles>6</meta:editing-cycles>
    <meta:generator>LibreOffice/25.2.5.2$Windows_X86_64 LibreOffice_project/03d19516eb2e1dd5d4ccd751a0d6f35f35e08022</meta:generator>
    <meta:document-statistic meta:table-count="9" meta:cell-count="650" meta:object-count="5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number-style style:name="N120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71cm" svg:height="7.185cm" xlink:href=".." xlink:type="simple" chart:class="chart:scatter" chart:style-name="ch1">
        <chart:legend chart:legend-position="end" svg:x="10.986cm" svg:y="2.786cm" style:legend-expansion="high" chart:style-name="ch2"/>
        <chart:plot-area chart:style-name="ch3" svg:x="0.254cm" svg:y="0.143cm" svg:width="10.478cm" svg:height="6.899cm">
          <chart:coordinate-region svg:x="0.414cm" svg:y="0.345cm" svg:width="10.216cm" svg:height="6.49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Лист2.C10:Лист2.C20" chart:label-cell-address="Лист2.C9:Лист2.C9" chart:class="chart:scatter">
            <chart:domain table:cell-range-address="Лист2.B10:Лист2.B20"/>
            <chart:data-point chart:repeated="11"/>
          </chart:series>
          <chart:series chart:style-name="ch8" chart:values-cell-range-address="Лист2.D10:Лист2.D20" chart:label-cell-address="Лист2.D9:Лист2.D9" chart:class="chart:scatter">
            <chart:data-point chart:repeated="11"/>
          </chart:series>
          <chart:series chart:style-name="ch9" chart:values-cell-range-address="Лист2.E10:Лист2.E20" chart:label-cell-address="Лист2.E9:Лист2.E9" chart:class="chart:scatte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y1</text:p>
                <draw:g>
                  <svg:desc>Лист2.C9:Лист2.C9</svg:desc>
                </draw:g>
              </table:table-cell>
              <table:table-cell office:value-type="string">
                <text:p>y2</text:p>
                <draw:g>
                  <svg:desc>Лист2.D9:Лист2.D9</svg:desc>
                </draw:g>
              </table:table-cell>
              <table:table-cell office:value-type="string">
                <text:p>y3</text:p>
                <draw:g>
                  <svg:desc>Лист2.E9:Лист2.E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">
                <text:p>-5</text:p>
                <draw:g>
                  <svg:desc>Лист2.B10:Лист2.B20</svg:desc>
                </draw:g>
              </table:table-cell>
              <table:table-cell office:value-type="float" office:value="25">
                <text:p>25</text:p>
                <draw:g>
                  <svg:desc>Лист2.C10:Лист2.C20</svg:desc>
                </draw:g>
              </table:table-cell>
              <table:table-cell office:value-type="float" office:value="1.51759269222826">
                <text:p>1.51759269222826</text:p>
                <draw:g>
                  <svg:desc>Лист2.D10:Лист2.D20</svg:desc>
                </draw:g>
              </table:table-cell>
              <table:table-cell office:value-type="float" office:value="0.0134615384615384">
                <text:p>0.0134615384615384</text:p>
                <draw:g>
                  <svg:desc>Лист2.E10:Лист2.E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">
                <text:p>-4</text:p>
              </table:table-cell>
              <table:table-cell office:value-type="float" office:value="16">
                <text:p>16</text:p>
              </table:table-cell>
              <table:table-cell office:value-type="float" office:value="-3.49699337162032">
                <text:p>-3.49699337162032</text:p>
              </table:table-cell>
              <table:table-cell office:value-type="float" office:value="0.0794117647058823">
                <text:p>0.07941176470588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">
                <text:p>-3</text:p>
              </table:table-cell>
              <table:table-cell office:value-type="float" office:value="9">
                <text:p>9</text:p>
              </table:table-cell>
              <table:table-cell office:value-type="float" office:value="-5.29645985681238">
                <text:p>-5.29645985681238</text:p>
              </table:table-cell>
              <table:table-cell office:value-type="float" office:value="0.235">
                <text:p>0.2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  <table:table-cell office:value-type="float" office:value="-2.22638557552721">
                <text:p>-2.22638557552721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2.89061733639455">
                <text:p>2.89061733639455</text:p>
              </table:table-cell>
              <table:table-cell office:value-type="float" office:value="2.175">
                <text:p>2.1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35">
                <text:p>5.35</text:p>
              </table:table-cell>
              <table:table-cell office:value-type="float" office:value="5.35">
                <text:p>5.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.89061733639455">
                <text:p>2.89061733639455</text:p>
              </table:table-cell>
              <table:table-cell office:value-type="float" office:value="3.175">
                <text:p>3.1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-2.22638557552721">
                <text:p>-2.22638557552721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-5.29645985681238">
                <text:p>-5.29645985681238</text:p>
              </table:table-cell>
              <table:table-cell office:value-type="float" office:value="0.835">
                <text:p>0.8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-3.49699337162032">
                <text:p>-3.49699337162032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1.51759269222826">
                <text:p>1.51759269222826</text:p>
              </table:table-cell>
              <table:table-cell office:value-type="float" office:value="0.398076923076923">
                <text:p>0.3980769230769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1cm" svg:height="8.994cm" xlink:href=".." xlink:type="simple" chart:class="chart:scatter" chart:style-name="ch1">
        <chart:legend chart:legend-position="end" svg:x="14.277cm" svg:y="3.691cm" style:legend-expansion="high" chart:style-name="ch2"/>
        <chart:plot-area chart:style-name="ch3" svg:x="0.32cm" svg:y="0.179cm" svg:width="13.637cm" svg:height="8.636cm">
          <chart:coordinate-region svg:x="0.58cm" svg:y="0.381cm" svg:width="13.175cm" svg:height="8.23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3.B5:Лист3.B25" chart:label-cell-address="Лист3.B4:Лист3.B4" chart:class="chart:scatter">
            <chart:domain table:cell-range-address="Лист3.A5:Лист3.A25"/>
            <chart:data-point chart:repeated="21"/>
          </chart:series>
          <chart:series chart:style-name="ch7" chart:values-cell-range-address="Лист3.C5:Лист3.C25" chart:label-cell-address="Лист3.C4:Лист3.C4" chart:class="chart:scatter">
            <chart:data-point chart:repeated="21"/>
          </chart:series>
          <chart:series chart:style-name="ch8" chart:values-cell-range-address="Лист3.D5:Лист3.D25" chart:label-cell-address="Лист3.D4:Лист3.D4" chart:class="chart:scatter"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y1</text:p>
                <draw:g>
                  <svg:desc>Лист3.B4:Лист3.B4</svg:desc>
                </draw:g>
              </table:table-cell>
              <table:table-cell office:value-type="string">
                <text:p>y2</text:p>
                <draw:g>
                  <svg:desc>Лист3.C4:Лист3.C4</svg:desc>
                </draw:g>
              </table:table-cell>
              <table:table-cell office:value-type="string">
                <text:p>y3</text:p>
                <draw:g>
                  <svg:desc>Лист3.D4:Лист3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Лист3.A5:Лист3.A25</svg:desc>
                </draw:g>
              </table:table-cell>
              <table:table-cell office:value-type="float" office:value="1.16092847092355">
                <text:p>1.16092847092355</text:p>
                <draw:g>
                  <svg:desc>Лист3.B5:Лист3.B25</svg:desc>
                </draw:g>
              </table:table-cell>
              <table:table-cell office:value-type="float" office:value="-0.145500033808614">
                <text:p>-0.145500033808614</text:p>
                <draw:g>
                  <svg:desc>Лист3.C5:Лист3.C25</svg:desc>
                </draw:g>
              </table:table-cell>
              <table:table-cell office:value-type="float" office:value="0.487187675007006">
                <text:p>0.487187675007006</text:p>
                <draw:g>
                  <svg:desc>Лист3.D5:Лист3.D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">
                <text:p>-9</text:p>
              </table:table-cell>
              <table:table-cell office:value-type="float" office:value="1.08886973811532">
                <text:p>1.08886973811532</text:p>
              </table:table-cell>
              <table:table-cell office:value-type="float" office:value="0.753902254343305">
                <text:p>0.753902254343305</text:p>
              </table:table-cell>
              <table:table-cell office:value-type="float" office:value="0.206482229337811">
                <text:p>0.2064822293378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">
                <text:p>-8</text:p>
              </table:table-cell>
              <table:table-cell office:value-type="float" office:value="1.85449996619139">
                <text:p>1.85449996619139</text:p>
              </table:table-cell>
              <table:table-cell office:value-type="float" office:value="0.960170286650366">
                <text:p>0.960170286650366</text:p>
              </table:table-cell>
              <table:table-cell office:value-type="float" office:value="-0.692895821920165">
                <text:p>-0.6928958219201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7">
                <text:p>-7</text:p>
              </table:table-cell>
              <table:table-cell office:value-type="float" office:value="2.7539022543433">
                <text:p>2.7539022543433</text:p>
              </table:table-cell>
              <table:table-cell office:value-type="float" office:value="0.283662185463226">
                <text:p>0.283662185463226</text:p>
              </table:table-cell>
              <table:table-cell office:value-type="float" office:value="-0.819288245291459">
                <text:p>-0.8192882452914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">
                <text:p>-6</text:p>
              </table:table-cell>
              <table:table-cell office:value-type="float" office:value="2.96017028665037">
                <text:p>2.96017028665037</text:p>
              </table:table-cell>
              <table:table-cell office:value-type="float" office:value="-0.653643620863612">
                <text:p>-0.653643620863612</text:p>
              </table:table-cell>
              <table:table-cell office:value-type="float" office:value="-0.967250588273882">
                <text:p>-0.9672505882738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">
                <text:p>-5</text:p>
              </table:table-cell>
              <table:table-cell office:value-type="float" office:value="2.28366218546323">
                <text:p>2.28366218546323</text:p>
              </table:table-cell>
              <table:table-cell office:value-type="float" office:value="-0.989992496600445">
                <text:p>-0.989992496600445</text:p>
              </table:table-cell>
              <table:table-cell office:value-type="float" office:value="0.964966028492113">
                <text:p>0.9649660284921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">
                <text:p>-4</text:p>
              </table:table-cell>
              <table:table-cell office:value-type="float" office:value="1.34635637913639">
                <text:p>1.34635637913639</text:p>
              </table:table-cell>
              <table:table-cell office:value-type="float" office:value="-0.416146836547142">
                <text:p>-0.416146836547142</text:p>
              </table:table-cell>
              <table:table-cell office:value-type="float" office:value="0.83422336050651">
                <text:p>0.834223360506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">
                <text:p>-3</text:p>
              </table:table-cell>
              <table:table-cell office:value-type="float" office:value="1.01000750339955">
                <text:p>1.01000750339955</text:p>
              </table:table-cell>
              <table:table-cell office:value-type="float" office:value="0.54030230586814">
                <text:p>0.54030230586814</text:p>
              </table:table-cell>
              <table:table-cell office:value-type="float" office:value="0.66031670824408">
                <text:p>0.660316708244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">
                <text:p>-2</text:p>
              </table:table-cell>
              <table:table-cell office:value-type="float" office:value="1.58385316345286">
                <text:p>1.58385316345286</text:p>
              </table:table-cell>
              <table:table-cell office:value-type="float" office:value="1">
                <text:p>1</text:p>
              </table:table-cell>
              <table:table-cell office:value-type="float" office:value="-0.145500033808614">
                <text:p>-0.1455000338086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">
                <text:p>-1</text:p>
              </table:table-cell>
              <table:table-cell office:value-type="float" office:value="2.54030230586814">
                <text:p>2.54030230586814</text:p>
              </table:table-cell>
              <table:table-cell office:value-type="float" office:value="0.54030230586814">
                <text:p>0.54030230586814</text:p>
              </table:table-cell>
              <table:table-cell office:value-type="float" office:value="-0.416146836547142">
                <text:p>-0.4161468365471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-0.416146836547142">
                <text:p>-0.4161468365471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2.54030230586814">
                <text:p>2.54030230586814</text:p>
              </table:table-cell>
              <table:table-cell office:value-type="float" office:value="-0.989992496600445">
                <text:p>-0.989992496600445</text:p>
              </table:table-cell>
              <table:table-cell office:value-type="float" office:value="-0.416146836547142">
                <text:p>-0.4161468365471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1.58385316345286">
                <text:p>1.58385316345286</text:p>
              </table:table-cell>
              <table:table-cell office:value-type="float" office:value="-0.653643620863612">
                <text:p>-0.653643620863612</text:p>
              </table:table-cell>
              <table:table-cell office:value-type="float" office:value="-0.145500033808614">
                <text:p>-0.1455000338086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1.01000750339955">
                <text:p>1.01000750339955</text:p>
              </table:table-cell>
              <table:table-cell office:value-type="float" office:value="0.283662185463226">
                <text:p>0.283662185463226</text:p>
              </table:table-cell>
              <table:table-cell office:value-type="float" office:value="0.66031670824408">
                <text:p>0.660316708244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1.34635637913639">
                <text:p>1.34635637913639</text:p>
              </table:table-cell>
              <table:table-cell office:value-type="float" office:value="0.960170286650366">
                <text:p>0.960170286650366</text:p>
              </table:table-cell>
              <table:table-cell office:value-type="float" office:value="0.83422336050651">
                <text:p>0.834223360506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2.28366218546323">
                <text:p>2.28366218546323</text:p>
              </table:table-cell>
              <table:table-cell office:value-type="float" office:value="0.753902254343305">
                <text:p>0.753902254343305</text:p>
              </table:table-cell>
              <table:table-cell office:value-type="float" office:value="0.964966028492113">
                <text:p>0.9649660284921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2.96017028665037">
                <text:p>2.96017028665037</text:p>
              </table:table-cell>
              <table:table-cell office:value-type="float" office:value="-0.145500033808614">
                <text:p>-0.145500033808614</text:p>
              </table:table-cell>
              <table:table-cell office:value-type="float" office:value="-0.967250588273882">
                <text:p>-0.9672505882738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2.7539022543433">
                <text:p>2.7539022543433</text:p>
              </table:table-cell>
              <table:table-cell office:value-type="float" office:value="-0.911130261884677">
                <text:p>-0.911130261884677</text:p>
              </table:table-cell>
              <table:table-cell office:value-type="float" office:value="-0.819288245291459">
                <text:p>-0.8192882452914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1.85449996619139">
                <text:p>1.85449996619139</text:p>
              </table:table-cell>
              <table:table-cell office:value-type="float" office:value="-0.839071529076452">
                <text:p>-0.839071529076452</text:p>
              </table:table-cell>
              <table:table-cell office:value-type="float" office:value="-0.692895821920165">
                <text:p>-0.6928958219201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1.08886973811532">
                <text:p>1.08886973811532</text:p>
              </table:table-cell>
              <table:table-cell office:value-type="float" office:value="0.00442569798805079">
                <text:p>0.00442569798805079</text:p>
              </table:table-cell>
              <table:table-cell office:value-type="float" office:value="0.206482229337811">
                <text:p>0.2064822293378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1.16092847092355">
                <text:p>1.16092847092355</text:p>
              </table:table-cell>
              <table:table-cell office:value-type="float" office:value="0.843853958732492">
                <text:p>0.843853958732492</text:p>
              </table:table-cell>
              <table:table-cell office:value-type="float" office:value="0.487187675007006">
                <text:p>0.4871876750070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cm" svg:height="9.01cm" xlink:href=".." xlink:type="simple" chart:class="chart:scatter" chart:style-name="ch1">
        <chart:legend chart:legend-position="end" svg:x="14.286cm" svg:y="3.699cm" style:legend-expansion="high" chart:style-name="ch2"/>
        <chart:plot-area chart:style-name="ch3" svg:x="2.519cm" svg:y="0.554cm" svg:width="13.691cm" svg:height="8.655cm">
          <chart:coordinate-region svg:x="2.779cm" svg:y="0.756cm" svg:width="13.229cm" svg:height="8.25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3.E5:Лист3.E25" chart:label-cell-address="Лист3.E4:Лист3.E4" chart:class="chart:scatter">
            <chart:domain table:cell-range-address="Лист3.A5:Лист3.A25"/>
            <chart:data-point chart:repeated="21"/>
          </chart:series>
          <chart:series chart:style-name="ch7" chart:values-cell-range-address="Лист3.F5:Лист3.F25" chart:label-cell-address="Лист3.F4:Лист3.F4" chart:class="chart:scatter">
            <chart:data-point chart:repeated="21"/>
          </chart:series>
          <chart:series chart:style-name="ch8" chart:values-cell-range-address="Лист3.G5:Лист3.G25" chart:label-cell-address="Лист3.G4:Лист3.G4" chart:class="chart:scatter"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y4</text:p>
                <draw:g>
                  <svg:desc>Лист3.E4:Лист3.E4</svg:desc>
                </draw:g>
              </table:table-cell>
              <table:table-cell office:value-type="string">
                <text:p>y5</text:p>
                <draw:g>
                  <svg:desc>Лист3.F4:Лист3.F4</svg:desc>
                </draw:g>
              </table:table-cell>
              <table:table-cell office:value-type="string">
                <text:p>y6</text:p>
                <draw:g>
                  <svg:desc>Лист3.G4:Лист3.G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Лист3.A5:Лист3.A25</svg:desc>
                </draw:g>
              </table:table-cell>
              <table:table-cell office:value-type="float" office:value="100">
                <text:p>100</text:p>
                <draw:g>
                  <svg:desc>Лист3.E5:Лист3.E25</svg:desc>
                </draw:g>
              </table:table-cell>
              <table:table-cell office:value-type="float" office:value="36">
                <text:p>36</text:p>
                <draw:g>
                  <svg:desc>Лист3.F5:Лист3.F25</svg:desc>
                </draw:g>
              </table:table-cell>
              <table:table-cell office:value-type="float" office:value="-104">
                <text:p>-104</text:p>
                <draw:g>
                  <svg:desc>Лист3.G5:Лист3.G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">
                <text:p>-9</text:p>
              </table:table-cell>
              <table:table-cell office:value-type="float" office:value="81">
                <text:p>81</text:p>
              </table:table-cell>
              <table:table-cell office:value-type="float" office:value="25">
                <text:p>25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">
                <text:p>-8</text:p>
              </table:table-cell>
              <table:table-cell office:value-type="float" office:value="64">
                <text:p>64</text:p>
              </table:table-cell>
              <table:table-cell office:value-type="float" office:value="16">
                <text:p>16</text:p>
              </table:table-cell>
              <table:table-cell office:value-type="float" office:value="-68">
                <text:p>-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7">
                <text:p>-7</text:p>
              </table:table-cell>
              <table:table-cell office:value-type="float" office:value="49">
                <text:p>49</text:p>
              </table:table-cell>
              <table:table-cell office:value-type="float" office:value="9">
                <text:p>9</text:p>
              </table:table-cell>
              <table:table-cell office:value-type="float" office:value="-53">
                <text:p>-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">
                <text:p>-6</text:p>
              </table:table-cell>
              <table:table-cell office:value-type="float" office:value="36">
                <text:p>36</text:p>
              </table:table-cell>
              <table:table-cell office:value-type="float" office:value="4">
                <text:p>4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">
                <text:p>-5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">
                <text:p>-4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">
                <text:p>-3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5">
                <text:p>2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6">
                <text:p>36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49">
                <text:p>49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64">
                <text:p>64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81">
                <text:p>81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36">
                <text:p>36</text:p>
              </table:table-cell>
              <table:table-cell office:value-type="float" office:value="100">
                <text:p>100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49">
                <text:p>49</text:p>
              </table:table-cell>
              <table:table-cell office:value-type="float" office:value="121">
                <text:p>121</text:p>
              </table:table-cell>
              <table:table-cell office:value-type="float" office:value="-53">
                <text:p>-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64">
                <text:p>64</text:p>
              </table:table-cell>
              <table:table-cell office:value-type="float" office:value="144">
                <text:p>144</text:p>
              </table:table-cell>
              <table:table-cell office:value-type="float" office:value="-68">
                <text:p>-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81">
                <text:p>81</text:p>
              </table:table-cell>
              <table:table-cell office:value-type="float" office:value="169">
                <text:p>169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96">
                <text:p>196</text:p>
              </table:table-cell>
              <table:table-cell office:value-type="float" office:value="-104">
                <text:p>-10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ignore" chart:right-angled-axes="true"/>
    </style:style>
    <style:style style:name="ch4" style:family="chart" style:data-style-name="N4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7.08cm" svg:height="6.479cm" xlink:href=".." xlink:type="simple" chart:class="chart:scatter" chart:style-name="ch1">
        <chart:legend chart:legend-position="end" svg:x="5.356cm" svg:y="2.685cm" style:legend-expansion="high" chart:style-name="ch2"/>
        <chart:plot-area chart:style-name="ch3" svg:x="0.368cm" svg:y="-0.073cm" svg:width="5.073cm" svg:height="6.22cm">
          <chart:coordinate-region svg:x="0.778cm" svg:y="0.129cm" svg:width="4.311cm" svg:height="5.816cm"/>
          <chart:axis chart:dimension="x" chart:name="primary-x" chart:style-name="ch4" chartooo:axis-type="auto">
            <chart:categories table:cell-range-address="Лист5.D15:Лист5.D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Лист5.C10:Лист5.C15" chart:label-cell-address="Лист5.D9:Лист5.D9" chart:class="chart:scatter">
            <chart:domain table:cell-range-address="Лист5.B10:Лист5.B15"/>
            <chart:data-point chart:repeated="6"/>
          </chart:series>
          <chart:series chart:style-name="ch8" chart:values-cell-range-address="Лист5.D15:Лист5.D20" chart:label-cell-address="Лист5.D9:Лист5.D9" chart:class="chart:scatter">
            <chart:domain table:cell-range-address="Лист5.B15:Лист5.B20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y2</text:p>
                <draw:g>
                  <svg:desc>Лист5.D9:Лист5.D9</svg:desc>
                </draw:g>
              </table:table-cell>
              <table:table-cell office:value-type="string">
                <text:p>Столбец B</text:p>
              </table:table-cell>
              <table:table-cell office:value-type="string">
                <text:p>y2</text:p>
                <draw:g>
                  <svg:desc>Лист5.D9:Лист5.D9</svg:desc>
                </draw:g>
              </table:table-cell>
            </table:table-row>
          </table:table-header-rows>
          <table:table-rows>
            <table:table-row>
              <table:table-cell office:value-type="float" office:value="7">
                <text:p>7</text:p>
                <draw:g>
                  <svg:desc>Лист5.D15:Лист5.D20</svg:desc>
                </draw:g>
              </table:table-cell>
              <table:table-cell office:value-type="float" office:value="-1.5707963267949">
                <text:p>-1.5707963267949</text:p>
                <draw:g>
                  <svg:desc>Лист5.B10:Лист5.B15</svg:desc>
                </draw:g>
              </table:table-cell>
              <table:table-cell office:value-type="float" office:value="4.81047738096535">
                <text:p>4.81047738096535</text:p>
                <draw:g>
                  <svg:desc>Лист5.C10:Лист5.C15</svg:desc>
                </draw:g>
              </table:table-cell>
              <table:table-cell office:value-type="float" office:value="0">
                <text:p>0</text:p>
                <draw:g>
                  <svg:desc>Лист5.B15:Лист5.B20</svg:desc>
                </draw:g>
              </table:table-cell>
              <table:table-cell office:value-type="float" office:value="7">
                <text:p>7</text:p>
                <draw:g>
                  <svg:desc>Лист5.D15:Лист5.D20</svg:desc>
                </draw:g>
              </table:table-cell>
            </table:table-row>
            <table:table-row>
              <table:table-cell office:value-type="float" office:value="6.30912769192375">
                <text:p>6.30912769192375</text:p>
              </table:table-cell>
              <table:table-cell office:value-type="float" office:value="-1.25663706143592">
                <text:p>-1.25663706143592</text:p>
              </table:table-cell>
              <table:table-cell office:value-type="float" office:value="-2.065233812622">
                <text:p>-2.065233812622</text:p>
              </table:table-cell>
              <table:table-cell office:value-type="float" office:value="0.314159265358979">
                <text:p>0.314159265358979</text:p>
              </table:table-cell>
              <table:table-cell office:value-type="float" office:value="6.30912769192375">
                <text:p>6.30912769192375</text:p>
              </table:table-cell>
            </table:table-row>
            <table:table-row>
              <table:table-cell office:value-type="float" office:value="4.23651076769498">
                <text:p>4.23651076769498</text:p>
              </table:table-cell>
              <table:table-cell office:value-type="float" office:value="-0.942477796076938">
                <text:p>-0.942477796076938</text:p>
              </table:table-cell>
              <table:table-cell office:value-type="float" office:value="-0.226609207039149">
                <text:p>-0.226609207039149</text:p>
              </table:table-cell>
              <table:table-cell office:value-type="float" office:value="0.628318530717959">
                <text:p>0.628318530717959</text:p>
              </table:table-cell>
              <table:table-cell office:value-type="float" office:value="4.23651076769498">
                <text:p>4.23651076769498</text:p>
              </table:table-cell>
            </table:table-row>
            <table:table-row>
              <table:table-cell office:value-type="float" office:value="0.782149227313705">
                <text:p>0.782149227313705</text:p>
              </table:table-cell>
              <table:table-cell office:value-type="float" office:value="-0.628318530717959">
                <text:p>-0.628318530717959</text:p>
              </table:table-cell>
              <table:table-cell office:value-type="float" office:value="1.78271367660716">
                <text:p>1.78271367660716</text:p>
              </table:table-cell>
              <table:table-cell office:value-type="float" office:value="0.942477796076938">
                <text:p>0.942477796076938</text:p>
              </table:table-cell>
              <table:table-cell office:value-type="float" office:value="0.782149227313705">
                <text:p>0.782149227313705</text:p>
              </table:table-cell>
            </table:table-row>
            <table:table-row>
              <table:table-cell office:value-type="float" office:value="-4.05395692922008">
                <text:p>-4.05395692922008</text:p>
              </table:table-cell>
              <table:table-cell office:value-type="float" office:value="-0.314159265358979">
                <text:p>-0.314159265358979</text:p>
              </table:table-cell>
              <table:table-cell office:value-type="float" office:value="-1.1076314535663">
                <text:p>-1.1076314535663</text:p>
              </table:table-cell>
              <table:table-cell office:value-type="float" office:value="1.25663706143592">
                <text:p>1.25663706143592</text:p>
              </table:table-cell>
              <table:table-cell office:value-type="float" office:value="-4.05395692922008">
                <text:p>-4.05395692922008</text:p>
              </table:table-cell>
            </table:table-row>
            <table:table-row>
              <table:table-cell office:value-type="float" office:value="-10.2718077019064">
                <text:p>-10.27180770190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707963267949">
                <text:p>1.5707963267949</text:p>
              </table:table-cell>
              <table:table-cell office:value-type="float" office:value="-10.2718077019064">
                <text:p>-10.271807701906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ignore" chart:right-angled-axes="true"/>
    </style:style>
    <style:style style:name="ch4" style:family="chart" style:data-style-name="N4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13cm" svg:height="5.684cm" xlink:href=".." xlink:type="simple" chart:class="chart:scatter" chart:style-name="ch1">
        <chart:legend chart:legend-position="end" svg:x="8.406cm" svg:y="1.784cm" style:legend-expansion="high" chart:style-name="ch2"/>
        <chart:plot-area chart:style-name="ch3" svg:x="2.144cm" svg:y="0.279cm" svg:width="8.335cm" svg:height="5.605cm">
          <chart:coordinate-region svg:x="2.554cm" svg:y="0.481cm" svg:width="7.573cm" svg:height="5.20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Лист6.C7:Лист6.C18" chart:label-cell-address="Лист6.B6:Лист6.B6" chart:class="chart:scatter">
            <chart:domain table:cell-range-address="Лист6.B7:Лист6.B18"/>
            <chart:data-point chart:repeated="12"/>
          </chart:series>
          <chart:series chart:style-name="ch8" chart:values-cell-range-address="Лист6.C7:Лист6.C18" chart:label-cell-address="Лист6.C6:Лист6.C6" chart:class="chart:scatter">
            <chart:data-point chart:repeated="12"/>
          </chart:series>
          <chart:series chart:style-name="ch9" chart:values-cell-range-address="Лист6.D7:Лист6.D18" chart:label-cell-address="Лист6.D6:Лист6.D6" chart:class="chart:scatter">
            <chart:data-point chart:repeated="12"/>
          </chart:series>
          <chart:series chart:style-name="ch10" chart:values-cell-range-address="Лист6.E7:Лист6.E18" chart:label-cell-address="Лист6.E6:Лист6.E6" chart:class="chart:scatte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x</text:p>
                <draw:g>
                  <svg:desc>Лист6.B6:Лист6.B6</svg:desc>
                </draw:g>
              </table:table-cell>
              <table:table-cell office:value-type="string">
                <text:p>y1</text:p>
                <draw:g>
                  <svg:desc>Лист6.C6:Лист6.C6</svg:desc>
                </draw:g>
              </table:table-cell>
              <table:table-cell office:value-type="string">
                <text:p>y2</text:p>
                <draw:g>
                  <svg:desc>Лист6.D6:Лист6.D6</svg:desc>
                </draw:g>
              </table:table-cell>
              <table:table-cell office:value-type="string">
                <text:p>y</text:p>
                <draw:g>
                  <svg:desc>Лист6.E6:Лист6.E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.4">
                <text:p>-2.4</text:p>
                <draw:g>
                  <svg:desc>Лист6.B7:Лист6.B18</svg:desc>
                </draw:g>
              </table:table-cell>
              <table:table-cell office:value-type="float" office:value="-5.47959154028762">
                <text:p>-5.47959154028762</text:p>
                <draw:g>
                  <svg:desc>Лист6.C7:Лист6.C18</svg:desc>
                </draw:g>
              </table:table-cell>
              <table:table-cell office:value-type="float" office:value="-5.47959154028762">
                <text:p>-5.47959154028762</text:p>
                <draw:g>
                  <svg:desc>Лист6.C7:Лист6.C18</svg:desc>
                </draw:g>
              </table:table-cell>
              <table:table-cell office:value-type="float" office:value="4.17745740498034">
                <text:p>4.17745740498034</text:p>
                <draw:g>
                  <svg:desc>Лист6.D7:Лист6.D18</svg:desc>
                </draw:g>
              </table:table-cell>
              <table:table-cell office:value-type="float" office:value="-5.47959154028762">
                <text:p>-5.47959154028762</text:p>
                <draw:g>
                  <svg:desc>Лист6.E7:Лист6.E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.2">
                <text:p>-2.2</text:p>
              </table:table-cell>
              <table:table-cell office:value-type="float" office:value="-74.0404405917334">
                <text:p>-74.0404405917334</text:p>
              </table:table-cell>
              <table:table-cell office:value-type="float" office:value="-74.0404405917334">
                <text:p>-74.0404405917334</text:p>
              </table:table-cell>
              <table:table-cell office:value-type="float" office:value="4.13751743375174">
                <text:p>4.13751743375174</text:p>
              </table:table-cell>
              <table:table-cell office:value-type="float" office:value="-74.0404405917334">
                <text:p>-74.04044059173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">
                <text:p>-2</text:p>
              </table:table-cell>
              <table:table-cell office:value-type="float" office:value="10.999302182321">
                <text:p>10.999302182321</text:p>
              </table:table-cell>
              <table:table-cell office:value-type="float" office:value="10.999302182321">
                <text:p>10.999302182321</text:p>
              </table:table-cell>
              <table:table-cell office:value-type="float" office:value="4.0962962962963">
                <text:p>4.0962962962963</text:p>
              </table:table-cell>
              <table:table-cell office:value-type="float" office:value="10.999302182321">
                <text:p>10.9993021823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8">
                <text:p>-1.8</text:p>
              </table:table-cell>
              <table:table-cell office:value-type="float" office:value="0.93789928800641">
                <text:p>0.93789928800641</text:p>
              </table:table-cell>
              <table:table-cell office:value-type="float" office:value="0.93789928800641">
                <text:p>0.93789928800641</text:p>
              </table:table-cell>
              <table:table-cell office:value-type="float" office:value="4.05431711145997">
                <text:p>4.05431711145997</text:p>
              </table:table-cell>
              <table:table-cell office:value-type="float" office:value="0.93789928800641">
                <text:p>0.937899288006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6">
                <text:p>-1.6</text:p>
              </table:table-cell>
              <table:table-cell office:value-type="float" office:value="-6.24574765589147">
                <text:p>-6.24574765589147</text:p>
              </table:table-cell>
              <table:table-cell office:value-type="float" office:value="-6.24574765589147">
                <text:p>-6.24574765589147</text:p>
              </table:table-cell>
              <table:table-cell office:value-type="float" office:value="4.012271973466">
                <text:p>4.012271973466</text:p>
              </table:table-cell>
              <table:table-cell office:value-type="float" office:value="-6.24574765589147">
                <text:p>-6.245747655891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4">
                <text:p>-1.4</text:p>
              </table:table-cell>
              <table:table-cell office:value-type="float" office:value="-23.1637068611204">
                <text:p>-23.1637068611204</text:p>
              </table:table-cell>
              <table:table-cell office:value-type="float" office:value="-23.1637068611204">
                <text:p>-23.1637068611204</text:p>
              </table:table-cell>
              <table:table-cell office:value-type="float" office:value="3.97102966841187">
                <text:p>3.97102966841187</text:p>
              </table:table-cell>
              <table:table-cell office:value-type="float" office:value="-23.1637068611204">
                <text:p>-23.16370686112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2">
                <text:p>-1.2</text:p>
              </table:table-cell>
              <table:table-cell office:value-type="float" office:value="72.2173475892443">
                <text:p>72.2173475892443</text:p>
              </table:table-cell>
              <table:table-cell office:value-type="float" office:value="72.2173475892443">
                <text:p>72.2173475892443</text:p>
              </table:table-cell>
              <table:table-cell office:value-type="float" office:value="3.93162705667276">
                <text:p>3.93162705667276</text:p>
              </table:table-cell>
              <table:table-cell office:value-type="float" office:value="72.2173475892443">
                <text:p>72.21734758924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">
                <text:p>-1</text:p>
              </table:table-cell>
              <table:table-cell office:value-type="float" office:value="14.7953733842216">
                <text:p>14.7953733842216</text:p>
              </table:table-cell>
              <table:table-cell office:value-type="float" office:value="14.7953733842216">
                <text:p>14.7953733842216</text:p>
              </table:table-cell>
              <table:table-cell office:value-type="float" office:value="3.8952380952381">
                <text:p>3.8952380952381</text:p>
              </table:table-cell>
              <table:table-cell office:value-type="float" office:value="14.7953733842216">
                <text:p>14.79537338422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8">
                <text:p>-0.8</text:p>
              </table:table-cell>
              <table:table-cell office:value-type="float" office:value="7.07316631109916">
                <text:p>7.07316631109916</text:p>
              </table:table-cell>
              <table:table-cell office:value-type="float" office:value="7.07316631109916">
                <text:p>7.07316631109916</text:p>
              </table:table-cell>
              <table:table-cell office:value-type="float" office:value="3.86311637080868">
                <text:p>3.86311637080868</text:p>
              </table:table-cell>
              <table:table-cell office:value-type="float" office:value="3.86311637080868">
                <text:p>3.863116370808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6">
                <text:p>-0.6</text:p>
              </table:table-cell>
              <table:table-cell office:value-type="float" office:value="3.57582709059926">
                <text:p>3.57582709059926</text:p>
              </table:table-cell>
              <table:table-cell office:value-type="float" office:value="3.57582709059926">
                <text:p>3.57582709059926</text:p>
              </table:table-cell>
              <table:table-cell office:value-type="float" office:value="3.83651115618661">
                <text:p>3.83651115618661</text:p>
              </table:table-cell>
              <table:table-cell office:value-type="float" office:value="3.83651115618661">
                <text:p>3.836511156186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4">
                <text:p>-0.4</text:p>
              </table:table-cell>
              <table:table-cell office:value-type="float" office:value="1.5331048769845">
                <text:p>1.5331048769845</text:p>
              </table:table-cell>
              <table:table-cell office:value-type="float" office:value="1.5331048769845">
                <text:p>1.5331048769845</text:p>
              </table:table-cell>
              <table:table-cell office:value-type="float" office:value="3.81656314699793">
                <text:p>3.81656314699793</text:p>
              </table:table-cell>
              <table:table-cell office:value-type="float" office:value="3.81656314699793">
                <text:p>3.816563146997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